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/255*100" office:value-type="float" office:value="0.392156862745098" calcext:value-type="float">
            <text:p>0,392156862745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]-[.D1])/90" office:value-type="float" office:value="0" calcext:value-type="float">
            <text:p>0</text:p>
          </table:table-cell>
          <table:table-cell table:formula="of:=([.E1]-[.F1])" office:value-type="float" office:value="65" calcext:value-type="float">
            <text:p>65</text:p>
          </table:table-cell>
          <table:table-cell table:formula="of:=[.H1]/[.I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]/255*100" office:value-type="float" office:value="0.784313725490196" calcext:value-type="float">
            <text:p>0,7843137254901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]-[.D2])/90" office:value-type="float" office:value="0" calcext:value-type="float">
            <text:p>0</text:p>
          </table:table-cell>
          <table:table-cell table:formula="of:=([.E2]-[.F2])" office:value-type="float" office:value="65" calcext:value-type="float">
            <text:p>65</text:p>
          </table:table-cell>
          <table:table-cell table:formula="of:=[.H2]/[.I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]/255*100" office:value-type="float" office:value="1.17647058823529" calcext:value-type="float">
            <text:p>1,17647058823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3]-[.D3])/90" office:value-type="float" office:value="0" calcext:value-type="float">
            <text:p>0</text:p>
          </table:table-cell>
          <table:table-cell table:formula="of:=([.E3]-[.F3])" office:value-type="float" office:value="65" calcext:value-type="float">
            <text:p>65</text:p>
          </table:table-cell>
          <table:table-cell table:formula="of:=[.H3]/[.I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]/255*100" office:value-type="float" office:value="1.56862745098039" calcext:value-type="float">
            <text:p>1,568627450980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]-[.D4])/90" office:value-type="float" office:value="0" calcext:value-type="float">
            <text:p>0</text:p>
          </table:table-cell>
          <table:table-cell table:formula="of:=([.E4]-[.F4])" office:value-type="float" office:value="65" calcext:value-type="float">
            <text:p>65</text:p>
          </table:table-cell>
          <table:table-cell table:formula="of:=[.H4]/[.I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]/255*100" office:value-type="float" office:value="1.96078431372549" calcext:value-type="float">
            <text:p>1,96078431372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]-[.D5])/90" office:value-type="float" office:value="0" calcext:value-type="float">
            <text:p>0</text:p>
          </table:table-cell>
          <table:table-cell table:formula="of:=([.E5]-[.F5])" office:value-type="float" office:value="65" calcext:value-type="float">
            <text:p>65</text:p>
          </table:table-cell>
          <table:table-cell table:formula="of:=[.H5]/[.I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]/255*100" office:value-type="float" office:value="2.35294117647059" calcext:value-type="float">
            <text:p>2,352941176470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]-[.D6])/90" office:value-type="float" office:value="0" calcext:value-type="float">
            <text:p>0</text:p>
          </table:table-cell>
          <table:table-cell table:formula="of:=([.E6]-[.F6])" office:value-type="float" office:value="65" calcext:value-type="float">
            <text:p>65</text:p>
          </table:table-cell>
          <table:table-cell table:formula="of:=[.H6]/[.I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]/255*100" office:value-type="float" office:value="2.74509803921569" calcext:value-type="float">
            <text:p>2,74509803921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7]-[.D7])/90" office:value-type="float" office:value="0" calcext:value-type="float">
            <text:p>0</text:p>
          </table:table-cell>
          <table:table-cell table:formula="of:=([.E7]-[.F7])" office:value-type="float" office:value="65" calcext:value-type="float">
            <text:p>65</text:p>
          </table:table-cell>
          <table:table-cell table:formula="of:=[.H7]/[.I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]/255*100" office:value-type="float" office:value="3.13725490196078" calcext:value-type="float">
            <text:p>3,137254901960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]-[.D8])/90" office:value-type="float" office:value="0" calcext:value-type="float">
            <text:p>0</text:p>
          </table:table-cell>
          <table:table-cell table:formula="of:=([.E8]-[.F8])" office:value-type="float" office:value="65" calcext:value-type="float">
            <text:p>65</text:p>
          </table:table-cell>
          <table:table-cell table:formula="of:=[.H8]/[.I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]/255*100" office:value-type="float" office:value="3.52941176470588" calcext:value-type="float">
            <text:p>3,529411764705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]-[.D9])/90" office:value-type="float" office:value="0" calcext:value-type="float">
            <text:p>0</text:p>
          </table:table-cell>
          <table:table-cell table:formula="of:=([.E9]-[.F9])" office:value-type="float" office:value="65" calcext:value-type="float">
            <text:p>65</text:p>
          </table:table-cell>
          <table:table-cell table:formula="of:=[.H9]/[.I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]/255*100" office:value-type="float" office:value="3.92156862745098" calcext:value-type="float">
            <text:p>3,92156862745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0]-[.D10])/90" office:value-type="float" office:value="0" calcext:value-type="float">
            <text:p>0</text:p>
          </table:table-cell>
          <table:table-cell table:formula="of:=([.E10]-[.F10])" office:value-type="float" office:value="65" calcext:value-type="float">
            <text:p>65</text:p>
          </table:table-cell>
          <table:table-cell table:formula="of:=[.H10]/[.I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1]/255*100" office:value-type="float" office:value="4.31372549019608" calcext:value-type="float">
            <text:p>4,31372549019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1]-[.D11])/90" office:value-type="float" office:value="0" calcext:value-type="float">
            <text:p>0</text:p>
          </table:table-cell>
          <table:table-cell table:formula="of:=([.E11]-[.F11])" office:value-type="float" office:value="65" calcext:value-type="float">
            <text:p>65</text:p>
          </table:table-cell>
          <table:table-cell table:formula="of:=[.H11]/[.I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2]/255*100" office:value-type="float" office:value="4.70588235294118" calcext:value-type="float">
            <text:p>4,70588235294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]-[.D12])/90" office:value-type="float" office:value="0" calcext:value-type="float">
            <text:p>0</text:p>
          </table:table-cell>
          <table:table-cell table:formula="of:=([.E12]-[.F12])" office:value-type="float" office:value="65" calcext:value-type="float">
            <text:p>65</text:p>
          </table:table-cell>
          <table:table-cell table:formula="of:=[.H12]/[.I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3]/255*100" office:value-type="float" office:value="5.09803921568627" calcext:value-type="float">
            <text:p>5,098039215686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]-[.D13])/90" office:value-type="float" office:value="0" calcext:value-type="float">
            <text:p>0</text:p>
          </table:table-cell>
          <table:table-cell table:formula="of:=([.E13]-[.F13])" office:value-type="float" office:value="65" calcext:value-type="float">
            <text:p>65</text:p>
          </table:table-cell>
          <table:table-cell table:formula="of:=[.H13]/[.I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4]/255*100" office:value-type="float" office:value="5.49019607843137" calcext:value-type="float">
            <text:p>5,490196078431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]-[.D14])/90" office:value-type="float" office:value="0" calcext:value-type="float">
            <text:p>0</text:p>
          </table:table-cell>
          <table:table-cell table:formula="of:=([.E14]-[.F14])" office:value-type="float" office:value="65" calcext:value-type="float">
            <text:p>65</text:p>
          </table:table-cell>
          <table:table-cell table:formula="of:=[.H14]/[.I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5]/255*100" office:value-type="float" office:value="5.88235294117647" calcext:value-type="float">
            <text:p>5,882352941176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]-[.D15])/90" office:value-type="float" office:value="0" calcext:value-type="float">
            <text:p>0</text:p>
          </table:table-cell>
          <table:table-cell table:formula="of:=([.E15]-[.F15])" office:value-type="float" office:value="65" calcext:value-type="float">
            <text:p>65</text:p>
          </table:table-cell>
          <table:table-cell table:formula="of:=[.H15]/[.I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6]/255*100" office:value-type="float" office:value="6.27450980392157" calcext:value-type="float">
            <text:p>6,274509803921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]-[.D16])/90" office:value-type="float" office:value="0" calcext:value-type="float">
            <text:p>0</text:p>
          </table:table-cell>
          <table:table-cell table:formula="of:=([.E16]-[.F16])" office:value-type="float" office:value="65" calcext:value-type="float">
            <text:p>65</text:p>
          </table:table-cell>
          <table:table-cell table:formula="of:=[.H16]/[.I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7]/255*100" office:value-type="float" office:value="6.66666666666667" calcext:value-type="float">
            <text:p>6,666666666666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]-[.D17])/90" office:value-type="float" office:value="0" calcext:value-type="float">
            <text:p>0</text:p>
          </table:table-cell>
          <table:table-cell table:formula="of:=([.E17]-[.F17])" office:value-type="float" office:value="65" calcext:value-type="float">
            <text:p>65</text:p>
          </table:table-cell>
          <table:table-cell table:formula="of:=[.H17]/[.I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8]/255*100" office:value-type="float" office:value="7.05882352941176" calcext:value-type="float">
            <text:p>7,058823529411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]-[.D18])/90" office:value-type="float" office:value="0" calcext:value-type="float">
            <text:p>0</text:p>
          </table:table-cell>
          <table:table-cell table:formula="of:=([.E18]-[.F18])" office:value-type="float" office:value="65" calcext:value-type="float">
            <text:p>65</text:p>
          </table:table-cell>
          <table:table-cell table:formula="of:=[.H18]/[.I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9]/255*100" office:value-type="float" office:value="7.45098039215686" calcext:value-type="float">
            <text:p>7,450980392156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]-[.D19])/90" office:value-type="float" office:value="0" calcext:value-type="float">
            <text:p>0</text:p>
          </table:table-cell>
          <table:table-cell table:formula="of:=([.E19]-[.F19])" office:value-type="float" office:value="65" calcext:value-type="float">
            <text:p>65</text:p>
          </table:table-cell>
          <table:table-cell table:formula="of:=[.H19]/[.I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0]/255*100" office:value-type="float" office:value="7.84313725490196" calcext:value-type="float">
            <text:p>7,8431372549019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0]-[.D20])/90" office:value-type="float" office:value="3.36666666666667" calcext:value-type="float">
            <text:p>3,36666666666667</text:p>
          </table:table-cell>
          <table:table-cell table:formula="of:=([.E20]-[.F20])" office:value-type="float" office:value="65" calcext:value-type="float">
            <text:p>65</text:p>
          </table:table-cell>
          <table:table-cell table:formula="of:=[.H20]/[.I20]" office:value-type="float" office:value="0.0517948717948718" calcext:value-type="float">
            <text:p>0,0517948717948718</text:p>
          </table:table-cell>
          <table:table-cell/>
          <table:table-cell table:formula="of:=[.C20]-[.C10]" office:value-type="float" office:value="303" calcext:value-type="float">
            <text:p>303</text:p>
          </table:table-cell>
          <table:table-cell table:formula="of:=[.J20]-[.J10]" office:value-type="float" office:value="0.0517948717948718" calcext:value-type="float">
            <text:p>0,0517948717948718</text:p>
          </table:table-cell>
          <table:table-cell table:formula="of:=[.C20]/[.C10]" office:value-type="string" office:string-value="" calcext:value-type="error">
            <text:p>#DIV/0!</text:p>
          </table:table-cell>
          <table:table-cell table:formula="of:=[.J20]/[.J1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1]/255*100" office:value-type="float" office:value="8.23529411764706" calcext:value-type="float">
            <text:p>8,235294117647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]-[.D21])/90" office:value-type="float" office:value="0" calcext:value-type="float">
            <text:p>0</text:p>
          </table:table-cell>
          <table:table-cell table:formula="of:=([.E21]-[.F21])" office:value-type="float" office:value="65" calcext:value-type="float">
            <text:p>65</text:p>
          </table:table-cell>
          <table:table-cell table:formula="of:=[.H21]/[.I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2]/255*100" office:value-type="float" office:value="8.62745098039216" calcext:value-type="float">
            <text:p>8,627450980392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]-[.D22])/90" office:value-type="float" office:value="0" calcext:value-type="float">
            <text:p>0</text:p>
          </table:table-cell>
          <table:table-cell table:formula="of:=([.E22]-[.F22])" office:value-type="float" office:value="65" calcext:value-type="float">
            <text:p>65</text:p>
          </table:table-cell>
          <table:table-cell table:formula="of:=[.H22]/[.I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3]/255*100" office:value-type="float" office:value="9.01960784313726" calcext:value-type="float">
            <text:p>9,019607843137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]-[.D23])/90" office:value-type="float" office:value="0" calcext:value-type="float">
            <text:p>0</text:p>
          </table:table-cell>
          <table:table-cell table:formula="of:=([.E23]-[.F23])" office:value-type="float" office:value="65" calcext:value-type="float">
            <text:p>65</text:p>
          </table:table-cell>
          <table:table-cell table:formula="of:=[.H23]/[.I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4]/255*100" office:value-type="float" office:value="9.41176470588235" calcext:value-type="float">
            <text:p>9,411764705882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]-[.D24])/90" office:value-type="float" office:value="0" calcext:value-type="float">
            <text:p>0</text:p>
          </table:table-cell>
          <table:table-cell table:formula="of:=([.E24]-[.F24])" office:value-type="float" office:value="65" calcext:value-type="float">
            <text:p>65</text:p>
          </table:table-cell>
          <table:table-cell table:formula="of:=[.H24]/[.I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]/255*100" office:value-type="float" office:value="9.80392156862745" calcext:value-type="float">
            <text:p>9,803921568627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5]-[.D25])/90" office:value-type="float" office:value="0" calcext:value-type="float">
            <text:p>0</text:p>
          </table:table-cell>
          <table:table-cell table:formula="of:=([.E25]-[.F25])" office:value-type="float" office:value="65" calcext:value-type="float">
            <text:p>65</text:p>
          </table:table-cell>
          <table:table-cell table:formula="of:=[.H25]/[.I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]/255*100" office:value-type="float" office:value="10.1960784313725" calcext:value-type="float">
            <text:p>10,19607843137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6]-[.D26])/90" office:value-type="float" office:value="0" calcext:value-type="float">
            <text:p>0</text:p>
          </table:table-cell>
          <table:table-cell table:formula="of:=([.E26]-[.F26])" office:value-type="float" office:value="65" calcext:value-type="float">
            <text:p>65</text:p>
          </table:table-cell>
          <table:table-cell table:formula="of:=[.H26]/[.I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]/255*100" office:value-type="float" office:value="10.5882352941176" calcext:value-type="float">
            <text:p>10,58823529411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7]-[.D27])/90" office:value-type="float" office:value="0" calcext:value-type="float">
            <text:p>0</text:p>
          </table:table-cell>
          <table:table-cell table:formula="of:=([.E27]-[.F27])" office:value-type="float" office:value="65" calcext:value-type="float">
            <text:p>65</text:p>
          </table:table-cell>
          <table:table-cell table:formula="of:=[.H27]/[.I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8]/255*100" office:value-type="float" office:value="10.9803921568627" calcext:value-type="float">
            <text:p>10,98039215686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8]-[.D28])/90" office:value-type="float" office:value="0" calcext:value-type="float">
            <text:p>0</text:p>
          </table:table-cell>
          <table:table-cell table:formula="of:=([.E28]-[.F28])" office:value-type="float" office:value="65" calcext:value-type="float">
            <text:p>65</text:p>
          </table:table-cell>
          <table:table-cell table:formula="of:=[.H28]/[.I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9]/255*100" office:value-type="float" office:value="11.3725490196078" calcext:value-type="float">
            <text:p>11,37254901960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9]-[.D29])/90" office:value-type="float" office:value="0" calcext:value-type="float">
            <text:p>0</text:p>
          </table:table-cell>
          <table:table-cell table:formula="of:=([.E29]-[.F29])" office:value-type="float" office:value="65" calcext:value-type="float">
            <text:p>65</text:p>
          </table:table-cell>
          <table:table-cell table:formula="of:=[.H29]/[.I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0]/255*100" office:value-type="float" office:value="11.7647058823529" calcext:value-type="float">
            <text:p>11,7647058823529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30]-[.D30])/90" office:value-type="float" office:value="11.5555555555556" calcext:value-type="float">
            <text:p>11,5555555555556</text:p>
          </table:table-cell>
          <table:table-cell table:formula="of:=([.E30]-[.F30])" office:value-type="float" office:value="65" calcext:value-type="float">
            <text:p>65</text:p>
          </table:table-cell>
          <table:table-cell table:formula="of:=[.H30]/[.I30]" office:value-type="float" office:value="0.177777777777778" calcext:value-type="float">
            <text:p>0,177777777777778</text:p>
          </table:table-cell>
          <table:table-cell/>
          <table:table-cell table:formula="of:=[.C30]-[.C20]" office:value-type="float" office:value="737" calcext:value-type="float">
            <text:p>737</text:p>
          </table:table-cell>
          <table:table-cell table:formula="of:=[.J30]-[.J20]" office:value-type="float" office:value="0.125982905982906" calcext:value-type="float">
            <text:p>0,125982905982906</text:p>
          </table:table-cell>
          <table:table-cell table:formula="of:=[.C30]/[.C20]" office:value-type="float" office:value="3.43234323432343" calcext:value-type="float">
            <text:p>3,43234323432343</text:p>
          </table:table-cell>
          <table:table-cell table:formula="of:=[.J30]/[.J20]" office:value-type="float" office:value="3.43234323432343" calcext:value-type="float">
            <text:p>3,432343234323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1]/255*100" office:value-type="float" office:value="12.156862745098" calcext:value-type="float">
            <text:p>12,156862745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1]-[.D31])/90" office:value-type="float" office:value="0" calcext:value-type="float">
            <text:p>0</text:p>
          </table:table-cell>
          <table:table-cell table:formula="of:=([.E31]-[.F31])" office:value-type="float" office:value="65" calcext:value-type="float">
            <text:p>65</text:p>
          </table:table-cell>
          <table:table-cell table:formula="of:=[.H31]/[.I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2]/255*100" office:value-type="float" office:value="12.5490196078431" calcext:value-type="float">
            <text:p>12,5490196078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2]-[.D32])/90" office:value-type="float" office:value="0" calcext:value-type="float">
            <text:p>0</text:p>
          </table:table-cell>
          <table:table-cell table:formula="of:=([.E32]-[.F32])" office:value-type="float" office:value="65" calcext:value-type="float">
            <text:p>65</text:p>
          </table:table-cell>
          <table:table-cell table:formula="of:=[.H32]/[.I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3]/255*100" office:value-type="float" office:value="12.9411764705882" calcext:value-type="float">
            <text:p>12,94117647058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3]-[.D33])/90" office:value-type="float" office:value="0" calcext:value-type="float">
            <text:p>0</text:p>
          </table:table-cell>
          <table:table-cell table:formula="of:=([.E33]-[.F33])" office:value-type="float" office:value="65" calcext:value-type="float">
            <text:p>65</text:p>
          </table:table-cell>
          <table:table-cell table:formula="of:=[.H33]/[.I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4]/255*100" office:value-type="float" office:value="13.3333333333333" calcext:value-type="float">
            <text:p>13,3333333333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4]-[.D34])/90" office:value-type="float" office:value="0" calcext:value-type="float">
            <text:p>0</text:p>
          </table:table-cell>
          <table:table-cell table:formula="of:=([.E34]-[.F34])" office:value-type="float" office:value="65" calcext:value-type="float">
            <text:p>65</text:p>
          </table:table-cell>
          <table:table-cell table:formula="of:=[.H34]/[.I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5]/255*100" office:value-type="float" office:value="13.7254901960784" calcext:value-type="float">
            <text:p>13,72549019607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5]-[.D35])/90" office:value-type="float" office:value="0" calcext:value-type="float">
            <text:p>0</text:p>
          </table:table-cell>
          <table:table-cell table:formula="of:=([.E35]-[.F35])" office:value-type="float" office:value="65" calcext:value-type="float">
            <text:p>65</text:p>
          </table:table-cell>
          <table:table-cell table:formula="of:=[.H35]/[.I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6]/255*100" office:value-type="float" office:value="14.1176470588235" calcext:value-type="float">
            <text:p>14,11764705882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6]-[.D36])/90" office:value-type="float" office:value="0" calcext:value-type="float">
            <text:p>0</text:p>
          </table:table-cell>
          <table:table-cell table:formula="of:=([.E36]-[.F36])" office:value-type="float" office:value="65" calcext:value-type="float">
            <text:p>65</text:p>
          </table:table-cell>
          <table:table-cell table:formula="of:=[.H36]/[.I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7]/255*100" office:value-type="float" office:value="14.5098039215686" calcext:value-type="float">
            <text:p>14,50980392156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7]-[.D37])/90" office:value-type="float" office:value="0" calcext:value-type="float">
            <text:p>0</text:p>
          </table:table-cell>
          <table:table-cell table:formula="of:=([.E37]-[.F37])" office:value-type="float" office:value="65" calcext:value-type="float">
            <text:p>65</text:p>
          </table:table-cell>
          <table:table-cell table:formula="of:=[.H37]/[.I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8]/255*100" office:value-type="float" office:value="14.9019607843137" calcext:value-type="float">
            <text:p>14,90196078431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8]-[.D38])/90" office:value-type="float" office:value="0" calcext:value-type="float">
            <text:p>0</text:p>
          </table:table-cell>
          <table:table-cell table:formula="of:=([.E38]-[.F38])" office:value-type="float" office:value="65" calcext:value-type="float">
            <text:p>65</text:p>
          </table:table-cell>
          <table:table-cell table:formula="of:=[.H38]/[.I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9]/255*100" office:value-type="float" office:value="15.2941176470588" calcext:value-type="float">
            <text:p>15,29411764705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9]-[.D39])/90" office:value-type="float" office:value="0" calcext:value-type="float">
            <text:p>0</text:p>
          </table:table-cell>
          <table:table-cell table:formula="of:=([.E39]-[.F39])" office:value-type="float" office:value="65" calcext:value-type="float">
            <text:p>65</text:p>
          </table:table-cell>
          <table:table-cell table:formula="of:=[.H39]/[.I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0]/255*100" office:value-type="float" office:value="15.6862745098039" calcext:value-type="float">
            <text:p>15,6862745098039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40]-[.D40])/90" office:value-type="float" office:value="19.2888888888889" calcext:value-type="float">
            <text:p>19,2888888888889</text:p>
          </table:table-cell>
          <table:table-cell table:formula="of:=([.E40]-[.F40])" office:value-type="float" office:value="65" calcext:value-type="float">
            <text:p>65</text:p>
          </table:table-cell>
          <table:table-cell table:formula="of:=[.H40]/[.I40]" office:value-type="float" office:value="0.296752136752137" calcext:value-type="float">
            <text:p>0,296752136752137</text:p>
          </table:table-cell>
          <table:table-cell/>
          <table:table-cell table:formula="of:=[.C40]-[.C30]" office:value-type="float" office:value="696" calcext:value-type="float">
            <text:p>696</text:p>
          </table:table-cell>
          <table:table-cell table:formula="of:=[.J40]-[.J30]" office:value-type="float" office:value="0.118974358974359" calcext:value-type="float">
            <text:p>0,118974358974359</text:p>
          </table:table-cell>
          <table:table-cell table:formula="of:=[.C40]/[.C30]" office:value-type="float" office:value="1.66923076923077" calcext:value-type="float">
            <text:p>1,66923076923077</text:p>
          </table:table-cell>
          <table:table-cell table:formula="of:=[.J40]/[.J30]" office:value-type="float" office:value="1.66923076923077" calcext:value-type="float">
            <text:p>1,669230769230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1]/255*100" office:value-type="float" office:value="16.078431372549" calcext:value-type="float">
            <text:p>16,078431372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1]-[.D41])/90" office:value-type="float" office:value="0" calcext:value-type="float">
            <text:p>0</text:p>
          </table:table-cell>
          <table:table-cell table:formula="of:=([.E41]-[.F41])" office:value-type="float" office:value="65" calcext:value-type="float">
            <text:p>65</text:p>
          </table:table-cell>
          <table:table-cell table:formula="of:=[.H41]/[.I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2]/255*100" office:value-type="float" office:value="16.4705882352941" calcext:value-type="float">
            <text:p>16,4705882352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2]-[.D42])/90" office:value-type="float" office:value="0" calcext:value-type="float">
            <text:p>0</text:p>
          </table:table-cell>
          <table:table-cell table:formula="of:=([.E42]-[.F42])" office:value-type="float" office:value="65" calcext:value-type="float">
            <text:p>65</text:p>
          </table:table-cell>
          <table:table-cell table:formula="of:=[.H42]/[.I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3]/255*100" office:value-type="float" office:value="16.8627450980392" calcext:value-type="float">
            <text:p>16,86274509803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3]-[.D43])/90" office:value-type="float" office:value="0" calcext:value-type="float">
            <text:p>0</text:p>
          </table:table-cell>
          <table:table-cell table:formula="of:=([.E43]-[.F43])" office:value-type="float" office:value="65" calcext:value-type="float">
            <text:p>65</text:p>
          </table:table-cell>
          <table:table-cell table:formula="of:=[.H43]/[.I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4]/255*100" office:value-type="float" office:value="17.2549019607843" calcext:value-type="float">
            <text:p>17,25490196078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4]-[.D44])/90" office:value-type="float" office:value="0" calcext:value-type="float">
            <text:p>0</text:p>
          </table:table-cell>
          <table:table-cell table:formula="of:=([.E44]-[.F44])" office:value-type="float" office:value="65" calcext:value-type="float">
            <text:p>65</text:p>
          </table:table-cell>
          <table:table-cell table:formula="of:=[.H44]/[.I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5]/255*100" office:value-type="float" office:value="17.6470588235294" calcext:value-type="float">
            <text:p>17,64705882352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5]-[.D45])/90" office:value-type="float" office:value="0" calcext:value-type="float">
            <text:p>0</text:p>
          </table:table-cell>
          <table:table-cell table:formula="of:=([.E45]-[.F45])" office:value-type="float" office:value="65" calcext:value-type="float">
            <text:p>65</text:p>
          </table:table-cell>
          <table:table-cell table:formula="of:=[.H45]/[.I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6]/255*100" office:value-type="float" office:value="18.0392156862745" calcext:value-type="float">
            <text:p>18,03921568627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6]-[.D46])/90" office:value-type="float" office:value="0" calcext:value-type="float">
            <text:p>0</text:p>
          </table:table-cell>
          <table:table-cell table:formula="of:=([.E46]-[.F46])" office:value-type="float" office:value="65" calcext:value-type="float">
            <text:p>65</text:p>
          </table:table-cell>
          <table:table-cell table:formula="of:=[.H46]/[.I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7]/255*100" office:value-type="float" office:value="18.4313725490196" calcext:value-type="float">
            <text:p>18,43137254901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7]-[.D47])/90" office:value-type="float" office:value="0" calcext:value-type="float">
            <text:p>0</text:p>
          </table:table-cell>
          <table:table-cell table:formula="of:=([.E47]-[.F47])" office:value-type="float" office:value="65" calcext:value-type="float">
            <text:p>65</text:p>
          </table:table-cell>
          <table:table-cell table:formula="of:=[.H47]/[.I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8]/255*100" office:value-type="float" office:value="18.8235294117647" calcext:value-type="float">
            <text:p>18,82352941176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8]-[.D48])/90" office:value-type="float" office:value="0" calcext:value-type="float">
            <text:p>0</text:p>
          </table:table-cell>
          <table:table-cell table:formula="of:=([.E48]-[.F48])" office:value-type="float" office:value="65" calcext:value-type="float">
            <text:p>65</text:p>
          </table:table-cell>
          <table:table-cell table:formula="of:=[.H48]/[.I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9]/255*100" office:value-type="float" office:value="19.2156862745098" calcext:value-type="float">
            <text:p>19,2156862745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9]-[.D49])/90" office:value-type="float" office:value="0" calcext:value-type="float">
            <text:p>0</text:p>
          </table:table-cell>
          <table:table-cell table:formula="of:=([.E49]-[.F49])" office:value-type="float" office:value="65" calcext:value-type="float">
            <text:p>65</text:p>
          </table:table-cell>
          <table:table-cell table:formula="of:=[.H49]/[.I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0]/255*100" office:value-type="float" office:value="19.6078431372549" calcext:value-type="float">
            <text:p>19,6078431372549</text:p>
          </table:table-cell>
          <table:table-cell office:value-type="float" office:value="2438" calcext:value-type="float">
            <text:p>243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50]-[.D50])/90" office:value-type="float" office:value="27.0888888888889" calcext:value-type="float">
            <text:p>27,0888888888889</text:p>
          </table:table-cell>
          <table:table-cell table:formula="of:=([.E50]-[.F50])" office:value-type="float" office:value="65" calcext:value-type="float">
            <text:p>65</text:p>
          </table:table-cell>
          <table:table-cell table:formula="of:=[.H50]/[.I50]" office:value-type="float" office:value="0.416752136752137" calcext:value-type="float">
            <text:p>0,416752136752137</text:p>
          </table:table-cell>
          <table:table-cell office:value-type="string" calcext:value-type="string">
            <text:p>1.3935042735042735</text:p>
          </table:table-cell>
          <table:table-cell table:formula="of:=[.C50]-[.C40]" office:value-type="float" office:value="702" calcext:value-type="float">
            <text:p>702</text:p>
          </table:table-cell>
          <table:table-cell table:formula="of:=[.J50]-[.J40]" office:value-type="float" office:value="0.12" calcext:value-type="float">
            <text:p>0,12</text:p>
          </table:table-cell>
          <table:table-cell table:formula="of:=[.C50]/[.C40]" office:value-type="float" office:value="1.40437788018433" calcext:value-type="float">
            <text:p>1,40437788018433</text:p>
          </table:table-cell>
          <table:table-cell table:formula="of:=[.J50]/[.J40]" office:value-type="float" office:value="1.40437788018433" calcext:value-type="float">
            <text:p>1,404377880184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1]/255*100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1]-[.D51])/90" office:value-type="float" office:value="0" calcext:value-type="float">
            <text:p>0</text:p>
          </table:table-cell>
          <table:table-cell table:formula="of:=([.E51]-[.F51])" office:value-type="float" office:value="65" calcext:value-type="float">
            <text:p>65</text:p>
          </table:table-cell>
          <table:table-cell table:formula="of:=[.H51]/[.I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2]/255*100" office:value-type="float" office:value="20.3921568627451" calcext:value-type="float">
            <text:p>20,39215686274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2]-[.D52])/90" office:value-type="float" office:value="0" calcext:value-type="float">
            <text:p>0</text:p>
          </table:table-cell>
          <table:table-cell table:formula="of:=([.E52]-[.F52])" office:value-type="float" office:value="65" calcext:value-type="float">
            <text:p>65</text:p>
          </table:table-cell>
          <table:table-cell table:formula="of:=[.H52]/[.I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3]/255*100" office:value-type="float" office:value="20.7843137254902" calcext:value-type="float">
            <text:p>20,78431372549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3]-[.D53])/90" office:value-type="float" office:value="0" calcext:value-type="float">
            <text:p>0</text:p>
          </table:table-cell>
          <table:table-cell table:formula="of:=([.E53]-[.F53])" office:value-type="float" office:value="65" calcext:value-type="float">
            <text:p>65</text:p>
          </table:table-cell>
          <table:table-cell table:formula="of:=[.H53]/[.I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4]/255*100" office:value-type="float" office:value="21.1764705882353" calcext:value-type="float">
            <text:p>21,17647058823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4]-[.D54])/90" office:value-type="float" office:value="0" calcext:value-type="float">
            <text:p>0</text:p>
          </table:table-cell>
          <table:table-cell table:formula="of:=([.E54]-[.F54])" office:value-type="float" office:value="65" calcext:value-type="float">
            <text:p>65</text:p>
          </table:table-cell>
          <table:table-cell table:formula="of:=[.H54]/[.I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5]/255*100" office:value-type="float" office:value="21.5686274509804" calcext:value-type="float">
            <text:p>21,56862745098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5]-[.D55])/90" office:value-type="float" office:value="0" calcext:value-type="float">
            <text:p>0</text:p>
          </table:table-cell>
          <table:table-cell table:formula="of:=([.E55]-[.F55])" office:value-type="float" office:value="65" calcext:value-type="float">
            <text:p>65</text:p>
          </table:table-cell>
          <table:table-cell table:formula="of:=[.H55]/[.I5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6]/255*100" office:value-type="float" office:value="21.9607843137255" calcext:value-type="float">
            <text:p>21,9607843137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6]-[.D56])/90" office:value-type="float" office:value="0" calcext:value-type="float">
            <text:p>0</text:p>
          </table:table-cell>
          <table:table-cell table:formula="of:=([.E56]-[.F56])" office:value-type="float" office:value="65" calcext:value-type="float">
            <text:p>65</text:p>
          </table:table-cell>
          <table:table-cell table:formula="of:=[.H56]/[.I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7]/255*100" office:value-type="float" office:value="22.3529411764706" calcext:value-type="float">
            <text:p>22,35294117647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7]-[.D57])/90" office:value-type="float" office:value="0" calcext:value-type="float">
            <text:p>0</text:p>
          </table:table-cell>
          <table:table-cell table:formula="of:=([.E57]-[.F57])" office:value-type="float" office:value="65" calcext:value-type="float">
            <text:p>65</text:p>
          </table:table-cell>
          <table:table-cell table:formula="of:=[.H57]/[.I5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8]/255*100" office:value-type="float" office:value="22.7450980392157" calcext:value-type="float">
            <text:p>22,74509803921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8]-[.D58])/90" office:value-type="float" office:value="0" calcext:value-type="float">
            <text:p>0</text:p>
          </table:table-cell>
          <table:table-cell table:formula="of:=([.E58]-[.F58])" office:value-type="float" office:value="65" calcext:value-type="float">
            <text:p>65</text:p>
          </table:table-cell>
          <table:table-cell table:formula="of:=[.H58]/[.I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9]/255*100" office:value-type="float" office:value="23.1372549019608" calcext:value-type="float">
            <text:p>23,13725490196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9]-[.D59])/90" office:value-type="float" office:value="0" calcext:value-type="float">
            <text:p>0</text:p>
          </table:table-cell>
          <table:table-cell table:formula="of:=([.E59]-[.F59])" office:value-type="float" office:value="65" calcext:value-type="float">
            <text:p>65</text:p>
          </table:table-cell>
          <table:table-cell table:formula="of:=[.H59]/[.I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0]/255*100" office:value-type="float" office:value="23.5294117647059" calcext:value-type="float">
            <text:p>23,5294117647059</text:p>
          </table:table-cell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0]-[.D60])/90" office:value-type="float" office:value="35.0777777777778" calcext:value-type="float">
            <text:p>35,0777777777778</text:p>
          </table:table-cell>
          <table:table-cell table:formula="of:=([.E60]-[.F60])" office:value-type="float" office:value="65" calcext:value-type="float">
            <text:p>65</text:p>
          </table:table-cell>
          <table:table-cell table:formula="of:=[.H60]/[.I60]" office:value-type="float" office:value="0.53965811965812" calcext:value-type="float">
            <text:p>0,53965811965812</text:p>
          </table:table-cell>
          <table:table-cell office:value-type="string" calcext:value-type="string">
            <text:p>1.7003418803418804</text:p>
          </table:table-cell>
          <table:table-cell table:formula="of:=[.C60]-[.C50]" office:value-type="float" office:value="719" calcext:value-type="float">
            <text:p>719</text:p>
          </table:table-cell>
          <table:table-cell table:formula="of:=[.J60]-[.J50]" office:value-type="float" office:value="0.122905982905983" calcext:value-type="float">
            <text:p>0,122905982905983</text:p>
          </table:table-cell>
          <table:table-cell table:formula="of:=[.C60]/[.C50]" office:value-type="float" office:value="1.29491386382281" calcext:value-type="float">
            <text:p>1,29491386382281</text:p>
          </table:table-cell>
          <table:table-cell table:formula="of:=[.J60]/[.J50]" office:value-type="float" office:value="1.29491386382281" calcext:value-type="float">
            <text:p>1,294913863822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1]/255*100" office:value-type="float" office:value="23.921568627451" calcext:value-type="float">
            <text:p>23,9215686274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1]-[.D61])/90" office:value-type="float" office:value="0" calcext:value-type="float">
            <text:p>0</text:p>
          </table:table-cell>
          <table:table-cell table:formula="of:=([.E61]-[.F61])" office:value-type="float" office:value="65" calcext:value-type="float">
            <text:p>65</text:p>
          </table:table-cell>
          <table:table-cell table:formula="of:=[.H61]/[.I6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2]/255*100" office:value-type="float" office:value="24.3137254901961" calcext:value-type="float">
            <text:p>24,31372549019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2]-[.D62])/90" office:value-type="float" office:value="0" calcext:value-type="float">
            <text:p>0</text:p>
          </table:table-cell>
          <table:table-cell table:formula="of:=([.E62]-[.F62])" office:value-type="float" office:value="65" calcext:value-type="float">
            <text:p>65</text:p>
          </table:table-cell>
          <table:table-cell table:formula="of:=[.H62]/[.I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3]/255*100" office:value-type="float" office:value="24.7058823529412" calcext:value-type="float">
            <text:p>24,70588235294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3]-[.D63])/90" office:value-type="float" office:value="0" calcext:value-type="float">
            <text:p>0</text:p>
          </table:table-cell>
          <table:table-cell table:formula="of:=([.E63]-[.F63])" office:value-type="float" office:value="65" calcext:value-type="float">
            <text:p>65</text:p>
          </table:table-cell>
          <table:table-cell table:formula="of:=[.H63]/[.I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4]/255*100" office:value-type="float" office:value="25.0980392156863" calcext:value-type="float">
            <text:p>25,09803921568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4]-[.D64])/90" office:value-type="float" office:value="0" calcext:value-type="float">
            <text:p>0</text:p>
          </table:table-cell>
          <table:table-cell table:formula="of:=([.E64]-[.F64])" office:value-type="float" office:value="65" calcext:value-type="float">
            <text:p>65</text:p>
          </table:table-cell>
          <table:table-cell table:formula="of:=[.H64]/[.I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5]/255*100" office:value-type="float" office:value="25.4901960784314" calcext:value-type="float">
            <text:p>25,49019607843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5]-[.D65])/90" office:value-type="float" office:value="0" calcext:value-type="float">
            <text:p>0</text:p>
          </table:table-cell>
          <table:table-cell table:formula="of:=([.E65]-[.F65])" office:value-type="float" office:value="65" calcext:value-type="float">
            <text:p>65</text:p>
          </table:table-cell>
          <table:table-cell table:formula="of:=[.H65]/[.I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6]/255*100" office:value-type="float" office:value="25.8823529411765" calcext:value-type="float">
            <text:p>25,88235294117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6]-[.D66])/90" office:value-type="float" office:value="0" calcext:value-type="float">
            <text:p>0</text:p>
          </table:table-cell>
          <table:table-cell table:formula="of:=([.E66]-[.F66])" office:value-type="float" office:value="65" calcext:value-type="float">
            <text:p>65</text:p>
          </table:table-cell>
          <table:table-cell table:formula="of:=[.H66]/[.I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7]/255*100" office:value-type="float" office:value="26.2745098039216" calcext:value-type="float">
            <text:p>26,27450980392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7]-[.D67])/90" office:value-type="float" office:value="0" calcext:value-type="float">
            <text:p>0</text:p>
          </table:table-cell>
          <table:table-cell table:formula="of:=([.E67]-[.F67])" office:value-type="float" office:value="65" calcext:value-type="float">
            <text:p>65</text:p>
          </table:table-cell>
          <table:table-cell table:formula="of:=[.H67]/[.I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8]/255*100" office:value-type="float" office:value="26.6666666666667" calcext:value-type="float">
            <text:p>26,66666666666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8]-[.D68])/90" office:value-type="float" office:value="0" calcext:value-type="float">
            <text:p>0</text:p>
          </table:table-cell>
          <table:table-cell table:formula="of:=([.E68]-[.F68])" office:value-type="float" office:value="65" calcext:value-type="float">
            <text:p>65</text:p>
          </table:table-cell>
          <table:table-cell table:formula="of:=[.H68]/[.I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9]/255*100" office:value-type="float" office:value="27.0588235294118" calcext:value-type="float">
            <text:p>27,0588235294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9]-[.D69])/90" office:value-type="float" office:value="0" calcext:value-type="float">
            <text:p>0</text:p>
          </table:table-cell>
          <table:table-cell table:formula="of:=([.E69]-[.F69])" office:value-type="float" office:value="65" calcext:value-type="float">
            <text:p>65</text:p>
          </table:table-cell>
          <table:table-cell table:formula="of:=[.H69]/[.I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0]/255*100" office:value-type="float" office:value="27.4509803921569" calcext:value-type="float">
            <text:p>27,4509803921569</text:p>
          </table:table-cell>
          <table:table-cell office:value-type="float" office:value="3882" calcext:value-type="float">
            <text:p>388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70]-[.D70])/90" office:value-type="float" office:value="43.1333333333333" calcext:value-type="float">
            <text:p>43,1333333333333</text:p>
          </table:table-cell>
          <table:table-cell table:formula="of:=([.E70]-[.F70])" office:value-type="float" office:value="65" calcext:value-type="float">
            <text:p>65</text:p>
          </table:table-cell>
          <table:table-cell table:formula="of:=[.H70]/[.I70]" office:value-type="float" office:value="0.663589743589744" calcext:value-type="float">
            <text:p>0,663589743589744</text:p>
          </table:table-cell>
          <table:table-cell/>
          <table:table-cell table:formula="of:=[.C70]-[.C60]" office:value-type="float" office:value="725" calcext:value-type="float">
            <text:p>725</text:p>
          </table:table-cell>
          <table:table-cell table:formula="of:=[.J70]-[.J60]" office:value-type="float" office:value="0.123931623931624" calcext:value-type="float">
            <text:p>0,123931623931624</text:p>
          </table:table-cell>
          <table:table-cell table:formula="of:=[.C70]/[.C60]" office:value-type="float" office:value="1.22964840038011" calcext:value-type="float">
            <text:p>1,22964840038011</text:p>
          </table:table-cell>
          <table:table-cell table:formula="of:=[.J70]/[.J60]" office:value-type="float" office:value="1.22964840038011" calcext:value-type="float">
            <text:p>1,229648400380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1]/255*100" office:value-type="float" office:value="27.843137254902" calcext:value-type="float">
            <text:p>27,8431372549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1]-[.D71])/90" office:value-type="float" office:value="0" calcext:value-type="float">
            <text:p>0</text:p>
          </table:table-cell>
          <table:table-cell table:formula="of:=([.E71]-[.F71])" office:value-type="float" office:value="65" calcext:value-type="float">
            <text:p>65</text:p>
          </table:table-cell>
          <table:table-cell table:formula="of:=[.H71]/[.I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2]/255*100" office:value-type="float" office:value="28.2352941176471" calcext:value-type="float">
            <text:p>28,23529411764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2]-[.D72])/90" office:value-type="float" office:value="0" calcext:value-type="float">
            <text:p>0</text:p>
          </table:table-cell>
          <table:table-cell table:formula="of:=([.E72]-[.F72])" office:value-type="float" office:value="65" calcext:value-type="float">
            <text:p>65</text:p>
          </table:table-cell>
          <table:table-cell table:formula="of:=[.H72]/[.I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3]/255*100" office:value-type="float" office:value="28.6274509803922" calcext:value-type="float">
            <text:p>28,62745098039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3]-[.D73])/90" office:value-type="float" office:value="0" calcext:value-type="float">
            <text:p>0</text:p>
          </table:table-cell>
          <table:table-cell table:formula="of:=([.E73]-[.F73])" office:value-type="float" office:value="65" calcext:value-type="float">
            <text:p>65</text:p>
          </table:table-cell>
          <table:table-cell table:formula="of:=[.H73]/[.I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4]/255*100" office:value-type="float" office:value="29.0196078431373" calcext:value-type="float">
            <text:p>29,01960784313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4]-[.D74])/90" office:value-type="float" office:value="0" calcext:value-type="float">
            <text:p>0</text:p>
          </table:table-cell>
          <table:table-cell table:formula="of:=([.E74]-[.F74])" office:value-type="float" office:value="65" calcext:value-type="float">
            <text:p>65</text:p>
          </table:table-cell>
          <table:table-cell table:formula="of:=[.H74]/[.I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5]/255*100" office:value-type="float" office:value="29.4117647058824" calcext:value-type="float">
            <text:p>29,41176470588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5]-[.D75])/90" office:value-type="float" office:value="0" calcext:value-type="float">
            <text:p>0</text:p>
          </table:table-cell>
          <table:table-cell table:formula="of:=([.E75]-[.F75])" office:value-type="float" office:value="65" calcext:value-type="float">
            <text:p>65</text:p>
          </table:table-cell>
          <table:table-cell table:formula="of:=[.H75]/[.I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6]/255*100" office:value-type="float" office:value="29.8039215686275" calcext:value-type="float">
            <text:p>29,80392156862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6]-[.D76])/90" office:value-type="float" office:value="0" calcext:value-type="float">
            <text:p>0</text:p>
          </table:table-cell>
          <table:table-cell table:formula="of:=([.E76]-[.F76])" office:value-type="float" office:value="65" calcext:value-type="float">
            <text:p>65</text:p>
          </table:table-cell>
          <table:table-cell table:formula="of:=[.H76]/[.I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7]/255*100" office:value-type="float" office:value="30.1960784313726" calcext:value-type="float">
            <text:p>30,19607843137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7]-[.D77])/90" office:value-type="float" office:value="0" calcext:value-type="float">
            <text:p>0</text:p>
          </table:table-cell>
          <table:table-cell table:formula="of:=([.E77]-[.F77])" office:value-type="float" office:value="65" calcext:value-type="float">
            <text:p>65</text:p>
          </table:table-cell>
          <table:table-cell table:formula="of:=[.H77]/[.I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78]/255*100" office:value-type="float" office:value="30.5882352941177" calcext:value-type="float">
            <text:p>30,58823529411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8]-[.D78])/90" office:value-type="float" office:value="0" calcext:value-type="float">
            <text:p>0</text:p>
          </table:table-cell>
          <table:table-cell table:formula="of:=([.E78]-[.F78])" office:value-type="float" office:value="65" calcext:value-type="float">
            <text:p>65</text:p>
          </table:table-cell>
          <table:table-cell table:formula="of:=[.H78]/[.I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79]/255*100" office:value-type="float" office:value="30.9803921568627" calcext:value-type="float">
            <text:p>30,98039215686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9]-[.D79])/90" office:value-type="float" office:value="0" calcext:value-type="float">
            <text:p>0</text:p>
          </table:table-cell>
          <table:table-cell table:formula="of:=([.E79]-[.F79])" office:value-type="float" office:value="65" calcext:value-type="float">
            <text:p>65</text:p>
          </table:table-cell>
          <table:table-cell table:formula="of:=[.H79]/[.I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0]/255*100" office:value-type="float" office:value="31.3725490196078" calcext:value-type="float">
            <text:p>31,3725490196078</text:p>
          </table:table-cell>
          <table:table-cell office:value-type="float" office:value="4563" calcext:value-type="float">
            <text:p>456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80]-[.D80])/90" office:value-type="float" office:value="50.7" calcext:value-type="float">
            <text:p>50,7</text:p>
          </table:table-cell>
          <table:table-cell table:formula="of:=([.E80]-[.F80])" office:value-type="float" office:value="65" calcext:value-type="float">
            <text:p>65</text:p>
          </table:table-cell>
          <table:table-cell table:formula="of:=[.H80]/[.I80]" office:value-type="float" office:value="0.78" calcext:value-type="float">
            <text:p>0,78</text:p>
          </table:table-cell>
          <table:table-cell/>
          <table:table-cell table:formula="of:=[.C80]-[.C70]" office:value-type="float" office:value="681" calcext:value-type="float">
            <text:p>681</text:p>
          </table:table-cell>
          <table:table-cell table:formula="of:=[.J80]-[.J70]" office:value-type="float" office:value="0.116410256410256" calcext:value-type="float">
            <text:p>0,116410256410256</text:p>
          </table:table-cell>
          <table:table-cell table:formula="of:=[.C80]/[.C70]" office:value-type="float" office:value="1.17542503863988" calcext:value-type="float">
            <text:p>1,17542503863988</text:p>
          </table:table-cell>
          <table:table-cell table:formula="of:=[.J80]/[.J70]" office:value-type="float" office:value="1.17542503863988" calcext:value-type="float">
            <text:p>1,175425038639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1]/255*100" office:value-type="float" office:value="31.7647058823529" calcext:value-type="float">
            <text:p>31,76470588235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1]-[.D81])/90" office:value-type="float" office:value="0" calcext:value-type="float">
            <text:p>0</text:p>
          </table:table-cell>
          <table:table-cell table:formula="of:=([.E81]-[.F81])" office:value-type="float" office:value="65" calcext:value-type="float">
            <text:p>65</text:p>
          </table:table-cell>
          <table:table-cell table:formula="of:=[.H81]/[.I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2]/255*100" office:value-type="float" office:value="32.156862745098" calcext:value-type="float">
            <text:p>32,156862745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2]-[.D82])/90" office:value-type="float" office:value="0" calcext:value-type="float">
            <text:p>0</text:p>
          </table:table-cell>
          <table:table-cell table:formula="of:=([.E82]-[.F82])" office:value-type="float" office:value="65" calcext:value-type="float">
            <text:p>65</text:p>
          </table:table-cell>
          <table:table-cell table:formula="of:=[.H82]/[.I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3]/255*100" office:value-type="float" office:value="32.5490196078431" calcext:value-type="float">
            <text:p>32,5490196078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3]-[.D83])/90" office:value-type="float" office:value="0" calcext:value-type="float">
            <text:p>0</text:p>
          </table:table-cell>
          <table:table-cell table:formula="of:=([.E83]-[.F83])" office:value-type="float" office:value="65" calcext:value-type="float">
            <text:p>65</text:p>
          </table:table-cell>
          <table:table-cell table:formula="of:=[.H83]/[.I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4]/255*100" office:value-type="float" office:value="32.9411764705882" calcext:value-type="float">
            <text:p>32,94117647058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4]-[.D84])/90" office:value-type="float" office:value="0" calcext:value-type="float">
            <text:p>0</text:p>
          </table:table-cell>
          <table:table-cell table:formula="of:=([.E84]-[.F84])" office:value-type="float" office:value="65" calcext:value-type="float">
            <text:p>65</text:p>
          </table:table-cell>
          <table:table-cell table:formula="of:=[.H84]/[.I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5]/255*100" office:value-type="float" office:value="33.3333333333333" calcext:value-type="float">
            <text:p>33,3333333333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5]-[.D85])/90" office:value-type="float" office:value="0" calcext:value-type="float">
            <text:p>0</text:p>
          </table:table-cell>
          <table:table-cell table:formula="of:=([.E85]-[.F85])" office:value-type="float" office:value="65" calcext:value-type="float">
            <text:p>65</text:p>
          </table:table-cell>
          <table:table-cell table:formula="of:=[.H85]/[.I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6]/255*100" office:value-type="float" office:value="33.7254901960784" calcext:value-type="float">
            <text:p>33,72549019607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6]-[.D86])/90" office:value-type="float" office:value="0" calcext:value-type="float">
            <text:p>0</text:p>
          </table:table-cell>
          <table:table-cell table:formula="of:=([.E86]-[.F86])" office:value-type="float" office:value="65" calcext:value-type="float">
            <text:p>65</text:p>
          </table:table-cell>
          <table:table-cell table:formula="of:=[.H86]/[.I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7]/255*100" office:value-type="float" office:value="34.1176470588235" calcext:value-type="float">
            <text:p>34,11764705882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7]-[.D87])/90" office:value-type="float" office:value="0" calcext:value-type="float">
            <text:p>0</text:p>
          </table:table-cell>
          <table:table-cell table:formula="of:=([.E87]-[.F87])" office:value-type="float" office:value="65" calcext:value-type="float">
            <text:p>65</text:p>
          </table:table-cell>
          <table:table-cell table:formula="of:=[.H87]/[.I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88]/255*100" office:value-type="float" office:value="34.5098039215686" calcext:value-type="float">
            <text:p>34,50980392156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8]-[.D88])/90" office:value-type="float" office:value="0" calcext:value-type="float">
            <text:p>0</text:p>
          </table:table-cell>
          <table:table-cell table:formula="of:=([.E88]-[.F88])" office:value-type="float" office:value="65" calcext:value-type="float">
            <text:p>65</text:p>
          </table:table-cell>
          <table:table-cell table:formula="of:=[.H88]/[.I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89]/255*100" office:value-type="float" office:value="34.9019607843137" calcext:value-type="float">
            <text:p>34,90196078431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9]-[.D89])/90" office:value-type="float" office:value="0" calcext:value-type="float">
            <text:p>0</text:p>
          </table:table-cell>
          <table:table-cell table:formula="of:=([.E89]-[.F89])" office:value-type="float" office:value="65" calcext:value-type="float">
            <text:p>65</text:p>
          </table:table-cell>
          <table:table-cell table:formula="of:=[.H89]/[.I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0]/255*100" office:value-type="float" office:value="35.2941176470588" calcext:value-type="float">
            <text:p>35,2941176470588</text:p>
          </table:table-cell>
          <table:table-cell office:value-type="float" office:value="5279" calcext:value-type="float">
            <text:p>527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90]-[.D90])/90" office:value-type="float" office:value="58.6555555555556" calcext:value-type="float">
            <text:p>58,6555555555556</text:p>
          </table:table-cell>
          <table:table-cell table:formula="of:=([.E90]-[.F90])" office:value-type="float" office:value="65" calcext:value-type="float">
            <text:p>65</text:p>
          </table:table-cell>
          <table:table-cell table:formula="of:=[.H90]/[.I90]" office:value-type="float" office:value="0.902393162393163" calcext:value-type="float">
            <text:p>0,902393162393163</text:p>
          </table:table-cell>
          <table:table-cell/>
          <table:table-cell table:formula="of:=[.C90]-[.C80]" office:value-type="float" office:value="716" calcext:value-type="float">
            <text:p>716</text:p>
          </table:table-cell>
          <table:table-cell table:formula="of:=[.J90]-[.J80]" office:value-type="float" office:value="0.122393162393162" calcext:value-type="float">
            <text:p>0,122393162393162</text:p>
          </table:table-cell>
          <table:table-cell table:formula="of:=[.C90]/[.C80]" office:value-type="float" office:value="1.15691431076046" calcext:value-type="float">
            <text:p>1,15691431076046</text:p>
          </table:table-cell>
          <table:table-cell table:formula="of:=[.J90]/[.J80]" office:value-type="float" office:value="1.15691431076046" calcext:value-type="float">
            <text:p>1,1569143107604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1]/255*100" office:value-type="float" office:value="35.6862745098039" calcext:value-type="float">
            <text:p>35,68627450980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1]-[.D91])/90" office:value-type="float" office:value="0" calcext:value-type="float">
            <text:p>0</text:p>
          </table:table-cell>
          <table:table-cell table:formula="of:=([.E91]-[.F91])" office:value-type="float" office:value="65" calcext:value-type="float">
            <text:p>65</text:p>
          </table:table-cell>
          <table:table-cell table:formula="of:=[.H91]/[.I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2]/255*100" office:value-type="float" office:value="36.078431372549" calcext:value-type="float">
            <text:p>36,078431372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2]-[.D92])/90" office:value-type="float" office:value="0" calcext:value-type="float">
            <text:p>0</text:p>
          </table:table-cell>
          <table:table-cell table:formula="of:=([.E92]-[.F92])" office:value-type="float" office:value="65" calcext:value-type="float">
            <text:p>65</text:p>
          </table:table-cell>
          <table:table-cell table:formula="of:=[.H92]/[.I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3]/255*100" office:value-type="float" office:value="36.4705882352941" calcext:value-type="float">
            <text:p>36,4705882352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3]-[.D93])/90" office:value-type="float" office:value="0" calcext:value-type="float">
            <text:p>0</text:p>
          </table:table-cell>
          <table:table-cell table:formula="of:=([.E93]-[.F93])" office:value-type="float" office:value="65" calcext:value-type="float">
            <text:p>65</text:p>
          </table:table-cell>
          <table:table-cell table:formula="of:=[.H93]/[.I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4]/255*100" office:value-type="float" office:value="36.8627450980392" calcext:value-type="float">
            <text:p>36,86274509803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4]-[.D94])/90" office:value-type="float" office:value="0" calcext:value-type="float">
            <text:p>0</text:p>
          </table:table-cell>
          <table:table-cell table:formula="of:=([.E94]-[.F94])" office:value-type="float" office:value="65" calcext:value-type="float">
            <text:p>65</text:p>
          </table:table-cell>
          <table:table-cell table:formula="of:=[.H94]/[.I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5]/255*100" office:value-type="float" office:value="37.2549019607843" calcext:value-type="float">
            <text:p>37,25490196078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5]-[.D95])/90" office:value-type="float" office:value="0" calcext:value-type="float">
            <text:p>0</text:p>
          </table:table-cell>
          <table:table-cell table:formula="of:=([.E95]-[.F95])" office:value-type="float" office:value="65" calcext:value-type="float">
            <text:p>65</text:p>
          </table:table-cell>
          <table:table-cell table:formula="of:=[.H95]/[.I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6]/255*100" office:value-type="float" office:value="37.6470588235294" calcext:value-type="float">
            <text:p>37,64705882352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6]-[.D96])/90" office:value-type="float" office:value="0" calcext:value-type="float">
            <text:p>0</text:p>
          </table:table-cell>
          <table:table-cell table:formula="of:=([.E96]-[.F96])" office:value-type="float" office:value="65" calcext:value-type="float">
            <text:p>65</text:p>
          </table:table-cell>
          <table:table-cell table:formula="of:=[.H96]/[.I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7]/255*100" office:value-type="float" office:value="38.0392156862745" calcext:value-type="float">
            <text:p>38,03921568627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7]-[.D97])/90" office:value-type="float" office:value="0" calcext:value-type="float">
            <text:p>0</text:p>
          </table:table-cell>
          <table:table-cell table:formula="of:=([.E97]-[.F97])" office:value-type="float" office:value="65" calcext:value-type="float">
            <text:p>65</text:p>
          </table:table-cell>
          <table:table-cell table:formula="of:=[.H97]/[.I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98]/255*100" office:value-type="float" office:value="38.4313725490196" calcext:value-type="float">
            <text:p>38,43137254901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8]-[.D98])/90" office:value-type="float" office:value="0" calcext:value-type="float">
            <text:p>0</text:p>
          </table:table-cell>
          <table:table-cell table:formula="of:=([.E98]-[.F98])" office:value-type="float" office:value="65" calcext:value-type="float">
            <text:p>65</text:p>
          </table:table-cell>
          <table:table-cell table:formula="of:=[.H98]/[.I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99]/255*100" office:value-type="float" office:value="38.8235294117647" calcext:value-type="float">
            <text:p>38,82352941176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9]-[.D99])/90" office:value-type="float" office:value="0" calcext:value-type="float">
            <text:p>0</text:p>
          </table:table-cell>
          <table:table-cell table:formula="of:=([.E99]-[.F99])" office:value-type="float" office:value="65" calcext:value-type="float">
            <text:p>65</text:p>
          </table:table-cell>
          <table:table-cell table:formula="of:=[.H99]/[.I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0]/255*100" office:value-type="float" office:value="39.2156862745098" calcext:value-type="float">
            <text:p>39,2156862745098</text:p>
          </table:table-cell>
          <table:table-cell office:value-type="float" office:value="6013" calcext:value-type="float">
            <text:p>601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00]-[.D100])/90" office:value-type="float" office:value="66.8111111111111" calcext:value-type="float">
            <text:p>66,8111111111111</text:p>
          </table:table-cell>
          <table:table-cell table:formula="of:=([.E100]-[.F100])" office:value-type="float" office:value="65" calcext:value-type="float">
            <text:p>65</text:p>
          </table:table-cell>
          <table:table-cell table:formula="of:=[.H100]/[.I100]" office:value-type="float" office:value="1.02786324786325" calcext:value-type="float">
            <text:p>1,02786324786325</text:p>
          </table:table-cell>
          <table:table-cell/>
          <table:table-cell table:formula="of:=[.C100]-[.C90]" office:value-type="float" office:value="734" calcext:value-type="float">
            <text:p>734</text:p>
          </table:table-cell>
          <table:table-cell table:formula="of:=[.J100]-[.J90]" office:value-type="float" office:value="0.125470085470085" calcext:value-type="float">
            <text:p>0,125470085470085</text:p>
          </table:table-cell>
          <table:table-cell table:formula="of:=[.C100]/[.C90]" office:value-type="float" office:value="1.13904148512976" calcext:value-type="float">
            <text:p>1,13904148512976</text:p>
          </table:table-cell>
          <table:table-cell table:formula="of:=[.J100]/[.J90]" office:value-type="float" office:value="1.13904148512976" calcext:value-type="float">
            <text:p>1,139041485129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1]/255*100" office:value-type="float" office:value="39.6078431372549" calcext:value-type="float">
            <text:p>39,6078431372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1]-[.D101])/90" office:value-type="float" office:value="0" calcext:value-type="float">
            <text:p>0</text:p>
          </table:table-cell>
          <table:table-cell table:formula="of:=([.E101]-[.F101])" office:value-type="float" office:value="65" calcext:value-type="float">
            <text:p>65</text:p>
          </table:table-cell>
          <table:table-cell table:formula="of:=[.H101]/[.I1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2]/255*100"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2]-[.D102])/90" office:value-type="float" office:value="0" calcext:value-type="float">
            <text:p>0</text:p>
          </table:table-cell>
          <table:table-cell table:formula="of:=([.E102]-[.F102])" office:value-type="float" office:value="65" calcext:value-type="float">
            <text:p>65</text:p>
          </table:table-cell>
          <table:table-cell table:formula="of:=[.H102]/[.I1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3]/255*100" office:value-type="float" office:value="40.3921568627451" calcext:value-type="float">
            <text:p>40,39215686274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3]-[.D103])/90" office:value-type="float" office:value="0" calcext:value-type="float">
            <text:p>0</text:p>
          </table:table-cell>
          <table:table-cell table:formula="of:=([.E103]-[.F103])" office:value-type="float" office:value="65" calcext:value-type="float">
            <text:p>65</text:p>
          </table:table-cell>
          <table:table-cell table:formula="of:=[.H103]/[.I1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4]/255*100" office:value-type="float" office:value="40.7843137254902" calcext:value-type="float">
            <text:p>40,78431372549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4]-[.D104])/90" office:value-type="float" office:value="0" calcext:value-type="float">
            <text:p>0</text:p>
          </table:table-cell>
          <table:table-cell table:formula="of:=([.E104]-[.F104])" office:value-type="float" office:value="65" calcext:value-type="float">
            <text:p>65</text:p>
          </table:table-cell>
          <table:table-cell table:formula="of:=[.H104]/[.I1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5]/255*100" office:value-type="float" office:value="41.1764705882353" calcext:value-type="float">
            <text:p>41,17647058823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5]-[.D105])/90" office:value-type="float" office:value="0" calcext:value-type="float">
            <text:p>0</text:p>
          </table:table-cell>
          <table:table-cell table:formula="of:=([.E105]-[.F105])" office:value-type="float" office:value="65" calcext:value-type="float">
            <text:p>65</text:p>
          </table:table-cell>
          <table:table-cell table:formula="of:=[.H105]/[.I1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6]/255*100" office:value-type="float" office:value="41.5686274509804" calcext:value-type="float">
            <text:p>41,56862745098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6]-[.D106])/90" office:value-type="float" office:value="0" calcext:value-type="float">
            <text:p>0</text:p>
          </table:table-cell>
          <table:table-cell table:formula="of:=([.E106]-[.F106])" office:value-type="float" office:value="65" calcext:value-type="float">
            <text:p>65</text:p>
          </table:table-cell>
          <table:table-cell table:formula="of:=[.H106]/[.I1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7]/255*100" office:value-type="float" office:value="41.9607843137255" calcext:value-type="float">
            <text:p>41,9607843137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7]-[.D107])/90" office:value-type="float" office:value="0" calcext:value-type="float">
            <text:p>0</text:p>
          </table:table-cell>
          <table:table-cell table:formula="of:=([.E107]-[.F107])" office:value-type="float" office:value="65" calcext:value-type="float">
            <text:p>65</text:p>
          </table:table-cell>
          <table:table-cell table:formula="of:=[.H107]/[.I1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08]/255*100" office:value-type="float" office:value="42.3529411764706" calcext:value-type="float">
            <text:p>42,35294117647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8]-[.D108])/90" office:value-type="float" office:value="0" calcext:value-type="float">
            <text:p>0</text:p>
          </table:table-cell>
          <table:table-cell table:formula="of:=([.E108]-[.F108])" office:value-type="float" office:value="65" calcext:value-type="float">
            <text:p>65</text:p>
          </table:table-cell>
          <table:table-cell table:formula="of:=[.H108]/[.I1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09]/255*100" office:value-type="float" office:value="42.7450980392157" calcext:value-type="float">
            <text:p>42,74509803921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9]-[.D109])/90" office:value-type="float" office:value="0" calcext:value-type="float">
            <text:p>0</text:p>
          </table:table-cell>
          <table:table-cell table:formula="of:=([.E109]-[.F109])" office:value-type="float" office:value="65" calcext:value-type="float">
            <text:p>65</text:p>
          </table:table-cell>
          <table:table-cell table:formula="of:=[.H109]/[.I1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0]/255*100" office:value-type="float" office:value="43.1372549019608" calcext:value-type="float">
            <text:p>43,1372549019608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10]-[.D110])/90" office:value-type="float" office:value="74.4444444444444" calcext:value-type="float">
            <text:p>74,4444444444444</text:p>
          </table:table-cell>
          <table:table-cell table:formula="of:=([.E110]-[.F110])" office:value-type="float" office:value="65" calcext:value-type="float">
            <text:p>65</text:p>
          </table:table-cell>
          <table:table-cell table:formula="of:=[.H110]/[.I110]" office:value-type="float" office:value="1.14529914529915" calcext:value-type="float">
            <text:p>1,14529914529915</text:p>
          </table:table-cell>
          <table:table-cell/>
          <table:table-cell table:formula="of:=[.C110]-[.C100]" office:value-type="float" office:value="687" calcext:value-type="float">
            <text:p>687</text:p>
          </table:table-cell>
          <table:table-cell table:formula="of:=[.J110]-[.J100]" office:value-type="float" office:value="0.117435897435897" calcext:value-type="float">
            <text:p>0,117435897435897</text:p>
          </table:table-cell>
          <table:table-cell table:formula="of:=[.C110]/[.C100]" office:value-type="float" office:value="1.11425245301846" calcext:value-type="float">
            <text:p>1,11425245301846</text:p>
          </table:table-cell>
          <table:table-cell table:formula="of:=[.J110]/[.J100]" office:value-type="float" office:value="1.11425245301846" calcext:value-type="float">
            <text:p>1,114252453018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1]/255*100" office:value-type="float" office:value="43.5294117647059" calcext:value-type="float">
            <text:p>43,52941176470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1]-[.D111])/90" office:value-type="float" office:value="0" calcext:value-type="float">
            <text:p>0</text:p>
          </table:table-cell>
          <table:table-cell table:formula="of:=([.E111]-[.F111])" office:value-type="float" office:value="65" calcext:value-type="float">
            <text:p>65</text:p>
          </table:table-cell>
          <table:table-cell table:formula="of:=[.H111]/[.I1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2]/255*100" office:value-type="float" office:value="43.921568627451" calcext:value-type="float">
            <text:p>43,9215686274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2]-[.D112])/90" office:value-type="float" office:value="0" calcext:value-type="float">
            <text:p>0</text:p>
          </table:table-cell>
          <table:table-cell table:formula="of:=([.E112]-[.F112])" office:value-type="float" office:value="65" calcext:value-type="float">
            <text:p>65</text:p>
          </table:table-cell>
          <table:table-cell table:formula="of:=[.H112]/[.I1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3]/255*100" office:value-type="float" office:value="44.3137254901961" calcext:value-type="float">
            <text:p>44,31372549019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3]-[.D113])/90" office:value-type="float" office:value="0" calcext:value-type="float">
            <text:p>0</text:p>
          </table:table-cell>
          <table:table-cell table:formula="of:=([.E113]-[.F113])" office:value-type="float" office:value="65" calcext:value-type="float">
            <text:p>65</text:p>
          </table:table-cell>
          <table:table-cell table:formula="of:=[.H113]/[.I1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4]/255*100" office:value-type="float" office:value="44.7058823529412" calcext:value-type="float">
            <text:p>44,70588235294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4]-[.D114])/90" office:value-type="float" office:value="0" calcext:value-type="float">
            <text:p>0</text:p>
          </table:table-cell>
          <table:table-cell table:formula="of:=([.E114]-[.F114])" office:value-type="float" office:value="65" calcext:value-type="float">
            <text:p>65</text:p>
          </table:table-cell>
          <table:table-cell table:formula="of:=[.H114]/[.I1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5]/255*100" office:value-type="float" office:value="45.0980392156863" calcext:value-type="float">
            <text:p>45,09803921568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5]-[.D115])/90" office:value-type="float" office:value="0" calcext:value-type="float">
            <text:p>0</text:p>
          </table:table-cell>
          <table:table-cell table:formula="of:=([.E115]-[.F115])" office:value-type="float" office:value="65" calcext:value-type="float">
            <text:p>65</text:p>
          </table:table-cell>
          <table:table-cell table:formula="of:=[.H115]/[.I1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6]/255*100" office:value-type="float" office:value="45.4901960784314" calcext:value-type="float">
            <text:p>45,49019607843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6]-[.D116])/90" office:value-type="float" office:value="0" calcext:value-type="float">
            <text:p>0</text:p>
          </table:table-cell>
          <table:table-cell table:formula="of:=([.E116]-[.F116])" office:value-type="float" office:value="65" calcext:value-type="float">
            <text:p>65</text:p>
          </table:table-cell>
          <table:table-cell table:formula="of:=[.H116]/[.I1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7]/255*100" office:value-type="float" office:value="45.8823529411765" calcext:value-type="float">
            <text:p>45,88235294117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7]-[.D117])/90" office:value-type="float" office:value="0" calcext:value-type="float">
            <text:p>0</text:p>
          </table:table-cell>
          <table:table-cell table:formula="of:=([.E117]-[.F117])" office:value-type="float" office:value="65" calcext:value-type="float">
            <text:p>65</text:p>
          </table:table-cell>
          <table:table-cell table:formula="of:=[.H117]/[.I1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18]/255*100" office:value-type="float" office:value="46.2745098039216" calcext:value-type="float">
            <text:p>46,27450980392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8]-[.D118])/90" office:value-type="float" office:value="0" calcext:value-type="float">
            <text:p>0</text:p>
          </table:table-cell>
          <table:table-cell table:formula="of:=([.E118]-[.F118])" office:value-type="float" office:value="65" calcext:value-type="float">
            <text:p>65</text:p>
          </table:table-cell>
          <table:table-cell table:formula="of:=[.H118]/[.I1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19]/255*100" office:value-type="float" office:value="46.6666666666667" calcext:value-type="float">
            <text:p>46,66666666666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9]-[.D119])/90" office:value-type="float" office:value="0" calcext:value-type="float">
            <text:p>0</text:p>
          </table:table-cell>
          <table:table-cell table:formula="of:=([.E119]-[.F119])" office:value-type="float" office:value="65" calcext:value-type="float">
            <text:p>65</text:p>
          </table:table-cell>
          <table:table-cell table:formula="of:=[.H119]/[.I1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0]/255*100" office:value-type="float" office:value="47.0588235294118" calcext:value-type="float">
            <text:p>47,0588235294118</text:p>
          </table:table-cell>
          <table:table-cell office:value-type="float" office:value="7415" calcext:value-type="float">
            <text:p>741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20]-[.D120])/90" office:value-type="float" office:value="82.3888888888889" calcext:value-type="float">
            <text:p>82,3888888888889</text:p>
          </table:table-cell>
          <table:table-cell table:formula="of:=([.E120]-[.F120])" office:value-type="float" office:value="65" calcext:value-type="float">
            <text:p>65</text:p>
          </table:table-cell>
          <table:table-cell table:formula="of:=[.H120]/[.I120]" office:value-type="float" office:value="1.26752136752137" calcext:value-type="float">
            <text:p>1,26752136752137</text:p>
          </table:table-cell>
          <table:table-cell/>
          <table:table-cell table:formula="of:=[.C120]-[.C110]" office:value-type="float" office:value="715" calcext:value-type="float">
            <text:p>715</text:p>
          </table:table-cell>
          <table:table-cell table:formula="of:=[.J120]-[.J110]" office:value-type="float" office:value="0.122222222222222" calcext:value-type="float">
            <text:p>0,122222222222222</text:p>
          </table:table-cell>
          <table:table-cell table:formula="of:=[.C120]/[.C110]" office:value-type="float" office:value="1.10671641791045" calcext:value-type="float">
            <text:p>1,10671641791045</text:p>
          </table:table-cell>
          <table:table-cell table:formula="of:=[.J120]/[.J110]" office:value-type="float" office:value="1.10671641791045" calcext:value-type="float">
            <text:p>1,1067164179104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1]/255*100" office:value-type="float" office:value="47.4509803921569" calcext:value-type="float">
            <text:p>47,45098039215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1]-[.D121])/90" office:value-type="float" office:value="0" calcext:value-type="float">
            <text:p>0</text:p>
          </table:table-cell>
          <table:table-cell table:formula="of:=([.E121]-[.F121])" office:value-type="float" office:value="65" calcext:value-type="float">
            <text:p>65</text:p>
          </table:table-cell>
          <table:table-cell table:formula="of:=[.H121]/[.I1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2]/255*100" office:value-type="float" office:value="47.843137254902" calcext:value-type="float">
            <text:p>47,8431372549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2]-[.D122])/90" office:value-type="float" office:value="0" calcext:value-type="float">
            <text:p>0</text:p>
          </table:table-cell>
          <table:table-cell table:formula="of:=([.E122]-[.F122])" office:value-type="float" office:value="65" calcext:value-type="float">
            <text:p>65</text:p>
          </table:table-cell>
          <table:table-cell table:formula="of:=[.H122]/[.I1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3]/255*100" office:value-type="float" office:value="48.2352941176471" calcext:value-type="float">
            <text:p>48,23529411764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3]-[.D123])/90" office:value-type="float" office:value="0" calcext:value-type="float">
            <text:p>0</text:p>
          </table:table-cell>
          <table:table-cell table:formula="of:=([.E123]-[.F123])" office:value-type="float" office:value="65" calcext:value-type="float">
            <text:p>65</text:p>
          </table:table-cell>
          <table:table-cell table:formula="of:=[.H123]/[.I1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4]/255*100" office:value-type="float" office:value="48.6274509803922" calcext:value-type="float">
            <text:p>48,62745098039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4]-[.D124])/90" office:value-type="float" office:value="0" calcext:value-type="float">
            <text:p>0</text:p>
          </table:table-cell>
          <table:table-cell table:formula="of:=([.E124]-[.F124])" office:value-type="float" office:value="65" calcext:value-type="float">
            <text:p>65</text:p>
          </table:table-cell>
          <table:table-cell table:formula="of:=[.H124]/[.I1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5]/255*100" office:value-type="float" office:value="49.0196078431373" calcext:value-type="float">
            <text:p>49,01960784313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5]-[.D125])/90" office:value-type="float" office:value="0" calcext:value-type="float">
            <text:p>0</text:p>
          </table:table-cell>
          <table:table-cell table:formula="of:=([.E125]-[.F125])" office:value-type="float" office:value="65" calcext:value-type="float">
            <text:p>65</text:p>
          </table:table-cell>
          <table:table-cell table:formula="of:=[.H125]/[.I1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6]/255*100" office:value-type="float" office:value="49.4117647058824" calcext:value-type="float">
            <text:p>49,41176470588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6]-[.D126])/90" office:value-type="float" office:value="0" calcext:value-type="float">
            <text:p>0</text:p>
          </table:table-cell>
          <table:table-cell table:formula="of:=([.E126]-[.F126])" office:value-type="float" office:value="65" calcext:value-type="float">
            <text:p>65</text:p>
          </table:table-cell>
          <table:table-cell table:formula="of:=[.H126]/[.I1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7]/255*100" office:value-type="float" office:value="49.8039215686275" calcext:value-type="float">
            <text:p>49,80392156862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7]-[.D127])/90" office:value-type="float" office:value="0" calcext:value-type="float">
            <text:p>0</text:p>
          </table:table-cell>
          <table:table-cell table:formula="of:=([.E127]-[.F127])" office:value-type="float" office:value="65" calcext:value-type="float">
            <text:p>65</text:p>
          </table:table-cell>
          <table:table-cell table:formula="of:=[.H127]/[.I1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28]/255*100" office:value-type="float" office:value="50.1960784313726" calcext:value-type="float">
            <text:p>50,19607843137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8]-[.D128])/90" office:value-type="float" office:value="0" calcext:value-type="float">
            <text:p>0</text:p>
          </table:table-cell>
          <table:table-cell table:formula="of:=([.E128]-[.F128])" office:value-type="float" office:value="65" calcext:value-type="float">
            <text:p>65</text:p>
          </table:table-cell>
          <table:table-cell table:formula="of:=[.H128]/[.I1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29]/255*100" office:value-type="float" office:value="50.5882352941176" calcext:value-type="float">
            <text:p>50,58823529411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9]-[.D129])/90" office:value-type="float" office:value="0" calcext:value-type="float">
            <text:p>0</text:p>
          </table:table-cell>
          <table:table-cell table:formula="of:=([.E129]-[.F129])" office:value-type="float" office:value="65" calcext:value-type="float">
            <text:p>65</text:p>
          </table:table-cell>
          <table:table-cell table:formula="of:=[.H129]/[.I1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0]/255*100" office:value-type="float" office:value="50.9803921568627" calcext:value-type="float">
            <text:p>50,9803921568627</text:p>
          </table:table-cell>
          <table:table-cell office:value-type="float" office:value="7937" calcext:value-type="float">
            <text:p>793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30]-[.D130])/90" office:value-type="float" office:value="88.1888888888889" calcext:value-type="float">
            <text:p>88,1888888888889</text:p>
          </table:table-cell>
          <table:table-cell table:formula="of:=([.E130]-[.F130])" office:value-type="float" office:value="65" calcext:value-type="float">
            <text:p>65</text:p>
          </table:table-cell>
          <table:table-cell table:formula="of:=[.H130]/[.I130]" office:value-type="float" office:value="1.35675213675214" calcext:value-type="float">
            <text:p>1,35675213675214</text:p>
          </table:table-cell>
          <table:table-cell/>
          <table:table-cell table:formula="of:=[.C130]-[.C120]" office:value-type="float" office:value="522" calcext:value-type="float">
            <text:p>522</text:p>
          </table:table-cell>
          <table:table-cell table:formula="of:=[.J130]-[.J120]" office:value-type="float" office:value="0.0892307692307692" calcext:value-type="float">
            <text:p>0,0892307692307692</text:p>
          </table:table-cell>
          <table:table-cell table:formula="of:=[.C130]/[.C120]" office:value-type="float" office:value="1.07039784221173" calcext:value-type="float">
            <text:p>1,07039784221173</text:p>
          </table:table-cell>
          <table:table-cell table:formula="of:=[.J130]/[.J120]" office:value-type="float" office:value="1.07039784221173" calcext:value-type="float">
            <text:p>1,0703978422117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1]/255*100" office:value-type="float" office:value="51.3725490196078" calcext:value-type="float">
            <text:p>51,37254901960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1]-[.D131])/90" office:value-type="float" office:value="0" calcext:value-type="float">
            <text:p>0</text:p>
          </table:table-cell>
          <table:table-cell table:formula="of:=([.E131]-[.F131])" office:value-type="float" office:value="65" calcext:value-type="float">
            <text:p>65</text:p>
          </table:table-cell>
          <table:table-cell table:formula="of:=[.H131]/[.I1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2]/255*100" office:value-type="float" office:value="51.764705882353" calcext:value-type="float">
            <text:p>51,7647058823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2]-[.D132])/90" office:value-type="float" office:value="0" calcext:value-type="float">
            <text:p>0</text:p>
          </table:table-cell>
          <table:table-cell table:formula="of:=([.E132]-[.F132])" office:value-type="float" office:value="65" calcext:value-type="float">
            <text:p>65</text:p>
          </table:table-cell>
          <table:table-cell table:formula="of:=[.H132]/[.I1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3]/255*100" office:value-type="float" office:value="52.156862745098" calcext:value-type="float">
            <text:p>52,156862745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3]-[.D133])/90" office:value-type="float" office:value="0" calcext:value-type="float">
            <text:p>0</text:p>
          </table:table-cell>
          <table:table-cell table:formula="of:=([.E133]-[.F133])" office:value-type="float" office:value="65" calcext:value-type="float">
            <text:p>65</text:p>
          </table:table-cell>
          <table:table-cell table:formula="of:=[.H133]/[.I1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4]/255*100" office:value-type="float" office:value="52.5490196078431" calcext:value-type="float">
            <text:p>52,5490196078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4]-[.D134])/90" office:value-type="float" office:value="0" calcext:value-type="float">
            <text:p>0</text:p>
          </table:table-cell>
          <table:table-cell table:formula="of:=([.E134]-[.F134])" office:value-type="float" office:value="65" calcext:value-type="float">
            <text:p>65</text:p>
          </table:table-cell>
          <table:table-cell table:formula="of:=[.H134]/[.I1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5]/255*100" office:value-type="float" office:value="52.9411764705882" calcext:value-type="float">
            <text:p>52,94117647058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5]-[.D135])/90" office:value-type="float" office:value="0" calcext:value-type="float">
            <text:p>0</text:p>
          </table:table-cell>
          <table:table-cell table:formula="of:=([.E135]-[.F135])" office:value-type="float" office:value="65" calcext:value-type="float">
            <text:p>65</text:p>
          </table:table-cell>
          <table:table-cell table:formula="of:=[.H135]/[.I1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6]/255*100" office:value-type="float" office:value="53.3333333333333" calcext:value-type="float">
            <text:p>53,3333333333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6]-[.D136])/90" office:value-type="float" office:value="0" calcext:value-type="float">
            <text:p>0</text:p>
          </table:table-cell>
          <table:table-cell table:formula="of:=([.E136]-[.F136])" office:value-type="float" office:value="65" calcext:value-type="float">
            <text:p>65</text:p>
          </table:table-cell>
          <table:table-cell table:formula="of:=[.H136]/[.I1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7]/255*100" office:value-type="float" office:value="53.7254901960784" calcext:value-type="float">
            <text:p>53,72549019607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7]-[.D137])/90" office:value-type="float" office:value="0" calcext:value-type="float">
            <text:p>0</text:p>
          </table:table-cell>
          <table:table-cell table:formula="of:=([.E137]-[.F137])" office:value-type="float" office:value="65" calcext:value-type="float">
            <text:p>65</text:p>
          </table:table-cell>
          <table:table-cell table:formula="of:=[.H137]/[.I1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38]/255*100" office:value-type="float" office:value="54.1176470588235" calcext:value-type="float">
            <text:p>54,11764705882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8]-[.D138])/90" office:value-type="float" office:value="0" calcext:value-type="float">
            <text:p>0</text:p>
          </table:table-cell>
          <table:table-cell table:formula="of:=([.E138]-[.F138])" office:value-type="float" office:value="65" calcext:value-type="float">
            <text:p>65</text:p>
          </table:table-cell>
          <table:table-cell table:formula="of:=[.H138]/[.I1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39]/255*100" office:value-type="float" office:value="54.5098039215686" calcext:value-type="float">
            <text:p>54,50980392156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9]-[.D139])/90" office:value-type="float" office:value="0" calcext:value-type="float">
            <text:p>0</text:p>
          </table:table-cell>
          <table:table-cell table:formula="of:=([.E139]-[.F139])" office:value-type="float" office:value="65" calcext:value-type="float">
            <text:p>65</text:p>
          </table:table-cell>
          <table:table-cell table:formula="of:=[.H139]/[.I1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0]/255*100" office:value-type="float" office:value="54.9019607843137" calcext:value-type="float">
            <text:p>54,9019607843137</text:p>
          </table:table-cell>
          <table:table-cell office:value-type="float" office:value="8591" calcext:value-type="float">
            <text:p>859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40]-[.D140])/90" office:value-type="float" office:value="95.4555555555556" calcext:value-type="float">
            <text:p>95,4555555555556</text:p>
          </table:table-cell>
          <table:table-cell table:formula="of:=([.E140]-[.F140])" office:value-type="float" office:value="65" calcext:value-type="float">
            <text:p>65</text:p>
          </table:table-cell>
          <table:table-cell table:formula="of:=[.H140]/[.I140]" office:value-type="float" office:value="1.46854700854701" calcext:value-type="float">
            <text:p>1,46854700854701</text:p>
          </table:table-cell>
          <table:table-cell/>
          <table:table-cell table:formula="of:=[.C140]-[.C130]" office:value-type="float" office:value="654" calcext:value-type="float">
            <text:p>654</text:p>
          </table:table-cell>
          <table:table-cell table:formula="of:=[.J140]-[.J130]" office:value-type="float" office:value="0.111794871794872" calcext:value-type="float">
            <text:p>0,111794871794872</text:p>
          </table:table-cell>
          <table:table-cell table:formula="of:=[.C140]/[.C130]" office:value-type="float" office:value="1.08239889126874" calcext:value-type="float">
            <text:p>1,08239889126874</text:p>
          </table:table-cell>
          <table:table-cell table:formula="of:=[.J140]/[.J130]" office:value-type="float" office:value="1.08239889126874" calcext:value-type="float">
            <text:p>1,0823988912687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1]/255*100" office:value-type="float" office:value="55.2941176470588" calcext:value-type="float">
            <text:p>55,29411764705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1]-[.D141])/90" office:value-type="float" office:value="0" calcext:value-type="float">
            <text:p>0</text:p>
          </table:table-cell>
          <table:table-cell table:formula="of:=([.E141]-[.F141])" office:value-type="float" office:value="65" calcext:value-type="float">
            <text:p>65</text:p>
          </table:table-cell>
          <table:table-cell table:formula="of:=[.H141]/[.I1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2]/255*100" office:value-type="float" office:value="55.6862745098039" calcext:value-type="float">
            <text:p>55,68627450980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2]-[.D142])/90" office:value-type="float" office:value="0" calcext:value-type="float">
            <text:p>0</text:p>
          </table:table-cell>
          <table:table-cell table:formula="of:=([.E142]-[.F142])" office:value-type="float" office:value="65" calcext:value-type="float">
            <text:p>65</text:p>
          </table:table-cell>
          <table:table-cell table:formula="of:=[.H142]/[.I1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3]/255*100" office:value-type="float" office:value="56.078431372549" calcext:value-type="float">
            <text:p>56,078431372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3]-[.D143])/90" office:value-type="float" office:value="0" calcext:value-type="float">
            <text:p>0</text:p>
          </table:table-cell>
          <table:table-cell table:formula="of:=([.E143]-[.F143])" office:value-type="float" office:value="65" calcext:value-type="float">
            <text:p>65</text:p>
          </table:table-cell>
          <table:table-cell table:formula="of:=[.H143]/[.I1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4]/255*100" office:value-type="float" office:value="56.4705882352941" calcext:value-type="float">
            <text:p>56,4705882352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4]-[.D144])/90" office:value-type="float" office:value="0" calcext:value-type="float">
            <text:p>0</text:p>
          </table:table-cell>
          <table:table-cell table:formula="of:=([.E144]-[.F144])" office:value-type="float" office:value="65" calcext:value-type="float">
            <text:p>65</text:p>
          </table:table-cell>
          <table:table-cell table:formula="of:=[.H144]/[.I1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5]/255*100" office:value-type="float" office:value="56.8627450980392" calcext:value-type="float">
            <text:p>56,86274509803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5]-[.D145])/90" office:value-type="float" office:value="0" calcext:value-type="float">
            <text:p>0</text:p>
          </table:table-cell>
          <table:table-cell table:formula="of:=([.E145]-[.F145])" office:value-type="float" office:value="65" calcext:value-type="float">
            <text:p>65</text:p>
          </table:table-cell>
          <table:table-cell table:formula="of:=[.H145]/[.I1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6]/255*100" office:value-type="float" office:value="57.2549019607843" calcext:value-type="float">
            <text:p>57,25490196078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6]-[.D146])/90" office:value-type="float" office:value="0" calcext:value-type="float">
            <text:p>0</text:p>
          </table:table-cell>
          <table:table-cell table:formula="of:=([.E146]-[.F146])" office:value-type="float" office:value="65" calcext:value-type="float">
            <text:p>65</text:p>
          </table:table-cell>
          <table:table-cell table:formula="of:=[.H146]/[.I1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7]/255*100" office:value-type="float" office:value="57.6470588235294" calcext:value-type="float">
            <text:p>57,64705882352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7]-[.D147])/90" office:value-type="float" office:value="0" calcext:value-type="float">
            <text:p>0</text:p>
          </table:table-cell>
          <table:table-cell table:formula="of:=([.E147]-[.F147])" office:value-type="float" office:value="65" calcext:value-type="float">
            <text:p>65</text:p>
          </table:table-cell>
          <table:table-cell table:formula="of:=[.H147]/[.I1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48]/255*100" office:value-type="float" office:value="58.0392156862745" calcext:value-type="float">
            <text:p>58,03921568627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8]-[.D148])/90" office:value-type="float" office:value="0" calcext:value-type="float">
            <text:p>0</text:p>
          </table:table-cell>
          <table:table-cell table:formula="of:=([.E148]-[.F148])" office:value-type="float" office:value="65" calcext:value-type="float">
            <text:p>65</text:p>
          </table:table-cell>
          <table:table-cell table:formula="of:=[.H148]/[.I1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49]/255*100" office:value-type="float" office:value="58.4313725490196" calcext:value-type="float">
            <text:p>58,43137254901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9]-[.D149])/90" office:value-type="float" office:value="0" calcext:value-type="float">
            <text:p>0</text:p>
          </table:table-cell>
          <table:table-cell table:formula="of:=([.E149]-[.F149])" office:value-type="float" office:value="65" calcext:value-type="float">
            <text:p>65</text:p>
          </table:table-cell>
          <table:table-cell table:formula="of:=[.H149]/[.I1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0]/255*100" office:value-type="float" office:value="58.8235294117647" calcext:value-type="float">
            <text:p>58,8235294117647</text:p>
          </table:table-cell>
          <table:table-cell office:value-type="float" office:value="9331" calcext:value-type="float">
            <text:p>933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50]-[.D150])/90" office:value-type="float" office:value="103.677777777778" calcext:value-type="float">
            <text:p>103,677777777778</text:p>
          </table:table-cell>
          <table:table-cell table:formula="of:=([.E150]-[.F150])" office:value-type="float" office:value="65" calcext:value-type="float">
            <text:p>65</text:p>
          </table:table-cell>
          <table:table-cell table:formula="of:=[.H150]/[.I150]" office:value-type="float" office:value="1.59504273504274" calcext:value-type="float">
            <text:p>1,59504273504274</text:p>
          </table:table-cell>
          <table:table-cell/>
          <table:table-cell table:formula="of:=[.C150]-[.C140]" office:value-type="float" office:value="740" calcext:value-type="float">
            <text:p>740</text:p>
          </table:table-cell>
          <table:table-cell table:formula="of:=[.J150]-[.J140]" office:value-type="float" office:value="0.126495726495727" calcext:value-type="float">
            <text:p>0,126495726495727</text:p>
          </table:table-cell>
          <table:table-cell table:formula="of:=[.C150]/[.C140]" office:value-type="float" office:value="1.08613665463858" calcext:value-type="float">
            <text:p>1,08613665463858</text:p>
          </table:table-cell>
          <table:table-cell table:formula="of:=[.J150]/[.J140]" office:value-type="float" office:value="1.08613665463858" calcext:value-type="float">
            <text:p>1,0861366546385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1]/255*100" office:value-type="float" office:value="59.2156862745098" calcext:value-type="float">
            <text:p>59,2156862745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1]-[.D151])/90" office:value-type="float" office:value="0" calcext:value-type="float">
            <text:p>0</text:p>
          </table:table-cell>
          <table:table-cell table:formula="of:=([.E151]-[.F151])" office:value-type="float" office:value="65" calcext:value-type="float">
            <text:p>65</text:p>
          </table:table-cell>
          <table:table-cell table:formula="of:=[.H151]/[.I1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2]/255*100" office:value-type="float" office:value="59.6078431372549" calcext:value-type="float">
            <text:p>59,6078431372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2]-[.D152])/90" office:value-type="float" office:value="0" calcext:value-type="float">
            <text:p>0</text:p>
          </table:table-cell>
          <table:table-cell table:formula="of:=([.E152]-[.F152])" office:value-type="float" office:value="65" calcext:value-type="float">
            <text:p>65</text:p>
          </table:table-cell>
          <table:table-cell table:formula="of:=[.H152]/[.I1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3]/255*100"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3]-[.D153])/90" office:value-type="float" office:value="0" calcext:value-type="float">
            <text:p>0</text:p>
          </table:table-cell>
          <table:table-cell table:formula="of:=([.E153]-[.F153])" office:value-type="float" office:value="65" calcext:value-type="float">
            <text:p>65</text:p>
          </table:table-cell>
          <table:table-cell table:formula="of:=[.H153]/[.I1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4]/255*100" office:value-type="float" office:value="60.3921568627451" calcext:value-type="float">
            <text:p>60,39215686274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4]-[.D154])/90" office:value-type="float" office:value="0" calcext:value-type="float">
            <text:p>0</text:p>
          </table:table-cell>
          <table:table-cell table:formula="of:=([.E154]-[.F154])" office:value-type="float" office:value="65" calcext:value-type="float">
            <text:p>65</text:p>
          </table:table-cell>
          <table:table-cell table:formula="of:=[.H154]/[.I1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5]/255*100" office:value-type="float" office:value="60.7843137254902" calcext:value-type="float">
            <text:p>60,78431372549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5]-[.D155])/90" office:value-type="float" office:value="0" calcext:value-type="float">
            <text:p>0</text:p>
          </table:table-cell>
          <table:table-cell table:formula="of:=([.E155]-[.F155])" office:value-type="float" office:value="65" calcext:value-type="float">
            <text:p>65</text:p>
          </table:table-cell>
          <table:table-cell table:formula="of:=[.H155]/[.I15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6]/255*100" office:value-type="float" office:value="61.1764705882353" calcext:value-type="float">
            <text:p>61,17647058823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6]-[.D156])/90" office:value-type="float" office:value="0" calcext:value-type="float">
            <text:p>0</text:p>
          </table:table-cell>
          <table:table-cell table:formula="of:=([.E156]-[.F156])" office:value-type="float" office:value="65" calcext:value-type="float">
            <text:p>65</text:p>
          </table:table-cell>
          <table:table-cell table:formula="of:=[.H156]/[.I1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7]/255*100" office:value-type="float" office:value="61.5686274509804" calcext:value-type="float">
            <text:p>61,56862745098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7]-[.D157])/90" office:value-type="float" office:value="0" calcext:value-type="float">
            <text:p>0</text:p>
          </table:table-cell>
          <table:table-cell table:formula="of:=([.E157]-[.F157])" office:value-type="float" office:value="65" calcext:value-type="float">
            <text:p>65</text:p>
          </table:table-cell>
          <table:table-cell table:formula="of:=[.H157]/[.I15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58]/255*100" office:value-type="float" office:value="61.9607843137255" calcext:value-type="float">
            <text:p>61,9607843137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8]-[.D158])/90" office:value-type="float" office:value="0" calcext:value-type="float">
            <text:p>0</text:p>
          </table:table-cell>
          <table:table-cell table:formula="of:=([.E158]-[.F158])" office:value-type="float" office:value="65" calcext:value-type="float">
            <text:p>65</text:p>
          </table:table-cell>
          <table:table-cell table:formula="of:=[.H158]/[.I1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59]/255*100" office:value-type="float" office:value="62.3529411764706" calcext:value-type="float">
            <text:p>62,35294117647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9]-[.D159])/90" office:value-type="float" office:value="0" calcext:value-type="float">
            <text:p>0</text:p>
          </table:table-cell>
          <table:table-cell table:formula="of:=([.E159]-[.F159])" office:value-type="float" office:value="65" calcext:value-type="float">
            <text:p>65</text:p>
          </table:table-cell>
          <table:table-cell table:formula="of:=[.H159]/[.I1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0]/255*100" office:value-type="float" office:value="62.7450980392157" calcext:value-type="float">
            <text:p>62,7450980392157</text:p>
          </table:table-cell>
          <table:table-cell office:value-type="float" office:value="10018" calcext:value-type="float">
            <text:p>1001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60]-[.D160])/90" office:value-type="float" office:value="111.311111111111" calcext:value-type="float">
            <text:p>111,311111111111</text:p>
          </table:table-cell>
          <table:table-cell table:formula="of:=([.E160]-[.F160])" office:value-type="float" office:value="65" calcext:value-type="float">
            <text:p>65</text:p>
          </table:table-cell>
          <table:table-cell table:formula="of:=[.H160]/[.I160]" office:value-type="float" office:value="1.71247863247863" calcext:value-type="float">
            <text:p>1,71247863247863</text:p>
          </table:table-cell>
          <table:table-cell/>
          <table:table-cell table:formula="of:=[.C160]-[.C150]" office:value-type="float" office:value="687" calcext:value-type="float">
            <text:p>687</text:p>
          </table:table-cell>
          <table:table-cell table:formula="of:=[.J160]-[.J150]" office:value-type="float" office:value="0.117435897435898" calcext:value-type="float">
            <text:p>0,117435897435898</text:p>
          </table:table-cell>
          <table:table-cell table:formula="of:=[.C160]/[.C150]" office:value-type="float" office:value="1.07362554924445" calcext:value-type="float">
            <text:p>1,07362554924445</text:p>
          </table:table-cell>
          <table:table-cell table:formula="of:=[.J160]/[.J150]" office:value-type="float" office:value="1.07362554924445" calcext:value-type="float">
            <text:p>1,0736255492444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1]/255*100" office:value-type="float" office:value="63.1372549019608" calcext:value-type="float">
            <text:p>63,13725490196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1]-[.D161])/90" office:value-type="float" office:value="0" calcext:value-type="float">
            <text:p>0</text:p>
          </table:table-cell>
          <table:table-cell table:formula="of:=([.E161]-[.F161])" office:value-type="float" office:value="65" calcext:value-type="float">
            <text:p>65</text:p>
          </table:table-cell>
          <table:table-cell table:formula="of:=[.H161]/[.I16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2]/255*100" office:value-type="float" office:value="63.5294117647059" calcext:value-type="float">
            <text:p>63,52941176470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2]-[.D162])/90" office:value-type="float" office:value="0" calcext:value-type="float">
            <text:p>0</text:p>
          </table:table-cell>
          <table:table-cell table:formula="of:=([.E162]-[.F162])" office:value-type="float" office:value="65" calcext:value-type="float">
            <text:p>65</text:p>
          </table:table-cell>
          <table:table-cell table:formula="of:=[.H162]/[.I1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3]/255*100" office:value-type="float" office:value="63.921568627451" calcext:value-type="float">
            <text:p>63,9215686274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3]-[.D163])/90" office:value-type="float" office:value="0" calcext:value-type="float">
            <text:p>0</text:p>
          </table:table-cell>
          <table:table-cell table:formula="of:=([.E163]-[.F163])" office:value-type="float" office:value="65" calcext:value-type="float">
            <text:p>65</text:p>
          </table:table-cell>
          <table:table-cell table:formula="of:=[.H163]/[.I1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4]/255*100" office:value-type="float" office:value="64.3137254901961" calcext:value-type="float">
            <text:p>64,31372549019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4]-[.D164])/90" office:value-type="float" office:value="0" calcext:value-type="float">
            <text:p>0</text:p>
          </table:table-cell>
          <table:table-cell table:formula="of:=([.E164]-[.F164])" office:value-type="float" office:value="65" calcext:value-type="float">
            <text:p>65</text:p>
          </table:table-cell>
          <table:table-cell table:formula="of:=[.H164]/[.I1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5]/255*100" office:value-type="float" office:value="64.7058823529412" calcext:value-type="float">
            <text:p>64,70588235294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5]-[.D165])/90" office:value-type="float" office:value="0" calcext:value-type="float">
            <text:p>0</text:p>
          </table:table-cell>
          <table:table-cell table:formula="of:=([.E165]-[.F165])" office:value-type="float" office:value="65" calcext:value-type="float">
            <text:p>65</text:p>
          </table:table-cell>
          <table:table-cell table:formula="of:=[.H165]/[.I1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6]/255*100" office:value-type="float" office:value="65.0980392156863" calcext:value-type="float">
            <text:p>65,09803921568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6]-[.D166])/90" office:value-type="float" office:value="0" calcext:value-type="float">
            <text:p>0</text:p>
          </table:table-cell>
          <table:table-cell table:formula="of:=([.E166]-[.F166])" office:value-type="float" office:value="65" calcext:value-type="float">
            <text:p>65</text:p>
          </table:table-cell>
          <table:table-cell table:formula="of:=[.H166]/[.I1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7]/255*100" office:value-type="float" office:value="65.4901960784314" calcext:value-type="float">
            <text:p>65,49019607843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7]-[.D167])/90" office:value-type="float" office:value="0" calcext:value-type="float">
            <text:p>0</text:p>
          </table:table-cell>
          <table:table-cell table:formula="of:=([.E167]-[.F167])" office:value-type="float" office:value="65" calcext:value-type="float">
            <text:p>65</text:p>
          </table:table-cell>
          <table:table-cell table:formula="of:=[.H167]/[.I1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68]/255*100" office:value-type="float" office:value="65.8823529411765" calcext:value-type="float">
            <text:p>65,88235294117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8]-[.D168])/90" office:value-type="float" office:value="0" calcext:value-type="float">
            <text:p>0</text:p>
          </table:table-cell>
          <table:table-cell table:formula="of:=([.E168]-[.F168])" office:value-type="float" office:value="65" calcext:value-type="float">
            <text:p>65</text:p>
          </table:table-cell>
          <table:table-cell table:formula="of:=[.H168]/[.I1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69]/255*100" office:value-type="float" office:value="66.2745098039216" calcext:value-type="float">
            <text:p>66,27450980392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9]-[.D169])/90" office:value-type="float" office:value="0" calcext:value-type="float">
            <text:p>0</text:p>
          </table:table-cell>
          <table:table-cell table:formula="of:=([.E169]-[.F169])" office:value-type="float" office:value="65" calcext:value-type="float">
            <text:p>65</text:p>
          </table:table-cell>
          <table:table-cell table:formula="of:=[.H169]/[.I1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0]/255*100" office:value-type="float" office:value="66.6666666666667" calcext:value-type="float">
            <text:p>66,6666666666667</text:p>
          </table:table-cell>
          <table:table-cell office:value-type="float" office:value="10728" calcext:value-type="float">
            <text:p>1072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70]-[.D170])/90" office:value-type="float" office:value="119.2" calcext:value-type="float">
            <text:p>119,2</text:p>
          </table:table-cell>
          <table:table-cell table:formula="of:=([.E170]-[.F170])" office:value-type="float" office:value="65" calcext:value-type="float">
            <text:p>65</text:p>
          </table:table-cell>
          <table:table-cell table:formula="of:=[.H170]/[.I170]" office:value-type="float" office:value="1.83384615384615" calcext:value-type="float">
            <text:p>1,83384615384615</text:p>
          </table:table-cell>
          <table:table-cell/>
          <table:table-cell table:formula="of:=[.C170]-[.C160]" office:value-type="float" office:value="710" calcext:value-type="float">
            <text:p>710</text:p>
          </table:table-cell>
          <table:table-cell table:formula="of:=[.J170]-[.J160]" office:value-type="float" office:value="0.121367521367521" calcext:value-type="float">
            <text:p>0,121367521367521</text:p>
          </table:table-cell>
          <table:table-cell table:formula="of:=[.C170]/[.C160]" office:value-type="float" office:value="1.07087242962667" calcext:value-type="float">
            <text:p>1,07087242962667</text:p>
          </table:table-cell>
          <table:table-cell table:formula="of:=[.J170]/[.J160]" office:value-type="float" office:value="1.07087242962667" calcext:value-type="float">
            <text:p>1,0708724296266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1]/255*100" office:value-type="float" office:value="67.0588235294118" calcext:value-type="float">
            <text:p>67,0588235294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1]-[.D171])/90" office:value-type="float" office:value="0" calcext:value-type="float">
            <text:p>0</text:p>
          </table:table-cell>
          <table:table-cell table:formula="of:=([.E171]-[.F171])" office:value-type="float" office:value="65" calcext:value-type="float">
            <text:p>65</text:p>
          </table:table-cell>
          <table:table-cell table:formula="of:=[.H171]/[.I1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2]/255*100" office:value-type="float" office:value="67.4509803921569" calcext:value-type="float">
            <text:p>67,45098039215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2]-[.D172])/90" office:value-type="float" office:value="0" calcext:value-type="float">
            <text:p>0</text:p>
          </table:table-cell>
          <table:table-cell table:formula="of:=([.E172]-[.F172])" office:value-type="float" office:value="65" calcext:value-type="float">
            <text:p>65</text:p>
          </table:table-cell>
          <table:table-cell table:formula="of:=[.H172]/[.I1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3]/255*100" office:value-type="float" office:value="67.843137254902" calcext:value-type="float">
            <text:p>67,8431372549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3]-[.D173])/90" office:value-type="float" office:value="0" calcext:value-type="float">
            <text:p>0</text:p>
          </table:table-cell>
          <table:table-cell table:formula="of:=([.E173]-[.F173])" office:value-type="float" office:value="65" calcext:value-type="float">
            <text:p>65</text:p>
          </table:table-cell>
          <table:table-cell table:formula="of:=[.H173]/[.I1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4]/255*100" office:value-type="float" office:value="68.2352941176471" calcext:value-type="float">
            <text:p>68,23529411764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4]-[.D174])/90" office:value-type="float" office:value="0" calcext:value-type="float">
            <text:p>0</text:p>
          </table:table-cell>
          <table:table-cell table:formula="of:=([.E174]-[.F174])" office:value-type="float" office:value="65" calcext:value-type="float">
            <text:p>65</text:p>
          </table:table-cell>
          <table:table-cell table:formula="of:=[.H174]/[.I1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5]/255*100" office:value-type="float" office:value="68.6274509803922" calcext:value-type="float">
            <text:p>68,62745098039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5]-[.D175])/90" office:value-type="float" office:value="0" calcext:value-type="float">
            <text:p>0</text:p>
          </table:table-cell>
          <table:table-cell table:formula="of:=([.E175]-[.F175])" office:value-type="float" office:value="65" calcext:value-type="float">
            <text:p>65</text:p>
          </table:table-cell>
          <table:table-cell table:formula="of:=[.H175]/[.I1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6]/255*100" office:value-type="float" office:value="69.0196078431373" calcext:value-type="float">
            <text:p>69,01960784313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6]-[.D176])/90" office:value-type="float" office:value="0" calcext:value-type="float">
            <text:p>0</text:p>
          </table:table-cell>
          <table:table-cell table:formula="of:=([.E176]-[.F176])" office:value-type="float" office:value="65" calcext:value-type="float">
            <text:p>65</text:p>
          </table:table-cell>
          <table:table-cell table:formula="of:=[.H176]/[.I1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7]/255*100" office:value-type="float" office:value="69.4117647058824" calcext:value-type="float">
            <text:p>69,41176470588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7]-[.D177])/90" office:value-type="float" office:value="0" calcext:value-type="float">
            <text:p>0</text:p>
          </table:table-cell>
          <table:table-cell table:formula="of:=([.E177]-[.F177])" office:value-type="float" office:value="65" calcext:value-type="float">
            <text:p>65</text:p>
          </table:table-cell>
          <table:table-cell table:formula="of:=[.H177]/[.I1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78]/255*100" office:value-type="float" office:value="69.8039215686274" calcext:value-type="float">
            <text:p>69,80392156862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8]-[.D178])/90" office:value-type="float" office:value="0" calcext:value-type="float">
            <text:p>0</text:p>
          </table:table-cell>
          <table:table-cell table:formula="of:=([.E178]-[.F178])" office:value-type="float" office:value="65" calcext:value-type="float">
            <text:p>65</text:p>
          </table:table-cell>
          <table:table-cell table:formula="of:=[.H178]/[.I1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79]/255*100" office:value-type="float" office:value="70.1960784313725" calcext:value-type="float">
            <text:p>70,19607843137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9]-[.D179])/90" office:value-type="float" office:value="0" calcext:value-type="float">
            <text:p>0</text:p>
          </table:table-cell>
          <table:table-cell table:formula="of:=([.E179]-[.F179])" office:value-type="float" office:value="65" calcext:value-type="float">
            <text:p>65</text:p>
          </table:table-cell>
          <table:table-cell table:formula="of:=[.H179]/[.I1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0]/255*100" office:value-type="float" office:value="70.5882352941177" calcext:value-type="float">
            <text:p>70,5882352941177</text:p>
          </table:table-cell>
          <table:table-cell office:value-type="float" office:value="11431" calcext:value-type="float">
            <text:p>1143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80]-[.D180])/90" office:value-type="float" office:value="127.011111111111" calcext:value-type="float">
            <text:p>127,011111111111</text:p>
          </table:table-cell>
          <table:table-cell table:formula="of:=([.E180]-[.F180])" office:value-type="float" office:value="65" calcext:value-type="float">
            <text:p>65</text:p>
          </table:table-cell>
          <table:table-cell table:formula="of:=[.H180]/[.I180]" office:value-type="float" office:value="1.95401709401709" calcext:value-type="float">
            <text:p>1,95401709401709</text:p>
          </table:table-cell>
          <table:table-cell/>
          <table:table-cell table:formula="of:=[.C180]-[.C170]" office:value-type="float" office:value="703" calcext:value-type="float">
            <text:p>703</text:p>
          </table:table-cell>
          <table:table-cell table:formula="of:=[.J180]-[.J170]" office:value-type="float" office:value="0.12017094017094" calcext:value-type="float">
            <text:p>0,12017094017094</text:p>
          </table:table-cell>
          <table:table-cell table:formula="of:=[.C180]/[.C170]" office:value-type="float" office:value="1.06552945563013" calcext:value-type="float">
            <text:p>1,06552945563013</text:p>
          </table:table-cell>
          <table:table-cell table:formula="of:=[.J180]/[.J170]" office:value-type="float" office:value="1.06552945563013" calcext:value-type="float">
            <text:p>1,065529455630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1]/255*100" office:value-type="float" office:value="70.9803921568628" calcext:value-type="float">
            <text:p>70,98039215686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1]-[.D181])/90" office:value-type="float" office:value="0" calcext:value-type="float">
            <text:p>0</text:p>
          </table:table-cell>
          <table:table-cell table:formula="of:=([.E181]-[.F181])" office:value-type="float" office:value="65" calcext:value-type="float">
            <text:p>65</text:p>
          </table:table-cell>
          <table:table-cell table:formula="of:=[.H181]/[.I1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2]/255*100" office:value-type="float" office:value="71.3725490196079" calcext:value-type="float">
            <text:p>71,37254901960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2]-[.D182])/90" office:value-type="float" office:value="0" calcext:value-type="float">
            <text:p>0</text:p>
          </table:table-cell>
          <table:table-cell table:formula="of:=([.E182]-[.F182])" office:value-type="float" office:value="65" calcext:value-type="float">
            <text:p>65</text:p>
          </table:table-cell>
          <table:table-cell table:formula="of:=[.H182]/[.I1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3]/255*100" office:value-type="float" office:value="71.7647058823529" calcext:value-type="float">
            <text:p>71,76470588235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3]-[.D183])/90" office:value-type="float" office:value="0" calcext:value-type="float">
            <text:p>0</text:p>
          </table:table-cell>
          <table:table-cell table:formula="of:=([.E183]-[.F183])" office:value-type="float" office:value="65" calcext:value-type="float">
            <text:p>65</text:p>
          </table:table-cell>
          <table:table-cell table:formula="of:=[.H183]/[.I1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4]/255*100" office:value-type="float" office:value="72.156862745098" calcext:value-type="float">
            <text:p>72,156862745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4]-[.D184])/90" office:value-type="float" office:value="0" calcext:value-type="float">
            <text:p>0</text:p>
          </table:table-cell>
          <table:table-cell table:formula="of:=([.E184]-[.F184])" office:value-type="float" office:value="65" calcext:value-type="float">
            <text:p>65</text:p>
          </table:table-cell>
          <table:table-cell table:formula="of:=[.H184]/[.I1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5]/255*100" office:value-type="float" office:value="72.5490196078431" calcext:value-type="float">
            <text:p>72,5490196078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5]-[.D185])/90" office:value-type="float" office:value="0" calcext:value-type="float">
            <text:p>0</text:p>
          </table:table-cell>
          <table:table-cell table:formula="of:=([.E185]-[.F185])" office:value-type="float" office:value="65" calcext:value-type="float">
            <text:p>65</text:p>
          </table:table-cell>
          <table:table-cell table:formula="of:=[.H185]/[.I1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6]/255*100" office:value-type="float" office:value="72.9411764705882" calcext:value-type="float">
            <text:p>72,94117647058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6]-[.D186])/90" office:value-type="float" office:value="0" calcext:value-type="float">
            <text:p>0</text:p>
          </table:table-cell>
          <table:table-cell table:formula="of:=([.E186]-[.F186])" office:value-type="float" office:value="65" calcext:value-type="float">
            <text:p>65</text:p>
          </table:table-cell>
          <table:table-cell table:formula="of:=[.H186]/[.I1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7]/255*100" office:value-type="float" office:value="73.3333333333333" calcext:value-type="float">
            <text:p>73,3333333333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7]-[.D187])/90" office:value-type="float" office:value="0" calcext:value-type="float">
            <text:p>0</text:p>
          </table:table-cell>
          <table:table-cell table:formula="of:=([.E187]-[.F187])" office:value-type="float" office:value="65" calcext:value-type="float">
            <text:p>65</text:p>
          </table:table-cell>
          <table:table-cell table:formula="of:=[.H187]/[.I1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88]/255*100" office:value-type="float" office:value="73.7254901960784" calcext:value-type="float">
            <text:p>73,72549019607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8]-[.D188])/90" office:value-type="float" office:value="0" calcext:value-type="float">
            <text:p>0</text:p>
          </table:table-cell>
          <table:table-cell table:formula="of:=([.E188]-[.F188])" office:value-type="float" office:value="65" calcext:value-type="float">
            <text:p>65</text:p>
          </table:table-cell>
          <table:table-cell table:formula="of:=[.H188]/[.I1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89]/255*100" office:value-type="float" office:value="74.1176470588235" calcext:value-type="float">
            <text:p>74,11764705882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9]-[.D189])/90" office:value-type="float" office:value="0" calcext:value-type="float">
            <text:p>0</text:p>
          </table:table-cell>
          <table:table-cell table:formula="of:=([.E189]-[.F189])" office:value-type="float" office:value="65" calcext:value-type="float">
            <text:p>65</text:p>
          </table:table-cell>
          <table:table-cell table:formula="of:=[.H189]/[.I1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0]/255*100" office:value-type="float" office:value="74.5098039215686" calcext:value-type="float">
            <text:p>74,5098039215686</text:p>
          </table:table-cell>
          <table:table-cell office:value-type="float" office:value="12106" calcext:value-type="float">
            <text:p>1210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90]-[.D190])/90" office:value-type="float" office:value="134.511111111111" calcext:value-type="float">
            <text:p>134,511111111111</text:p>
          </table:table-cell>
          <table:table-cell table:formula="of:=([.E190]-[.F190])" office:value-type="float" office:value="65" calcext:value-type="float">
            <text:p>65</text:p>
          </table:table-cell>
          <table:table-cell table:formula="of:=[.H190]/[.I190]" office:value-type="float" office:value="2.06940170940171" calcext:value-type="float">
            <text:p>2,06940170940171</text:p>
          </table:table-cell>
          <table:table-cell/>
          <table:table-cell table:formula="of:=[.C190]-[.C180]" office:value-type="float" office:value="675" calcext:value-type="float">
            <text:p>675</text:p>
          </table:table-cell>
          <table:table-cell table:formula="of:=[.J190]-[.J180]" office:value-type="float" office:value="0.115384615384615" calcext:value-type="float">
            <text:p>0,115384615384615</text:p>
          </table:table-cell>
          <table:table-cell table:formula="of:=[.C190]/[.C180]" office:value-type="float" office:value="1.05904995188522" calcext:value-type="float">
            <text:p>1,05904995188522</text:p>
          </table:table-cell>
          <table:table-cell table:formula="of:=[.J190]/[.J180]" office:value-type="float" office:value="1.05904995188522" calcext:value-type="float">
            <text:p>1,0590499518852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1]/255*100" office:value-type="float" office:value="74.9019607843137" calcext:value-type="float">
            <text:p>74,90196078431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1]-[.D191])/90" office:value-type="float" office:value="0" calcext:value-type="float">
            <text:p>0</text:p>
          </table:table-cell>
          <table:table-cell table:formula="of:=([.E191]-[.F191])" office:value-type="float" office:value="65" calcext:value-type="float">
            <text:p>65</text:p>
          </table:table-cell>
          <table:table-cell table:formula="of:=[.H191]/[.I1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2]/255*100" office:value-type="float" office:value="75.2941176470588" calcext:value-type="float">
            <text:p>75,29411764705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2]-[.D192])/90" office:value-type="float" office:value="0" calcext:value-type="float">
            <text:p>0</text:p>
          </table:table-cell>
          <table:table-cell table:formula="of:=([.E192]-[.F192])" office:value-type="float" office:value="65" calcext:value-type="float">
            <text:p>65</text:p>
          </table:table-cell>
          <table:table-cell table:formula="of:=[.H192]/[.I1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3]/255*100" office:value-type="float" office:value="75.6862745098039" calcext:value-type="float">
            <text:p>75,68627450980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3]-[.D193])/90" office:value-type="float" office:value="0" calcext:value-type="float">
            <text:p>0</text:p>
          </table:table-cell>
          <table:table-cell table:formula="of:=([.E193]-[.F193])" office:value-type="float" office:value="65" calcext:value-type="float">
            <text:p>65</text:p>
          </table:table-cell>
          <table:table-cell table:formula="of:=[.H193]/[.I1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4]/255*100" office:value-type="float" office:value="76.078431372549" calcext:value-type="float">
            <text:p>76,078431372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4]-[.D194])/90" office:value-type="float" office:value="0" calcext:value-type="float">
            <text:p>0</text:p>
          </table:table-cell>
          <table:table-cell table:formula="of:=([.E194]-[.F194])" office:value-type="float" office:value="65" calcext:value-type="float">
            <text:p>65</text:p>
          </table:table-cell>
          <table:table-cell table:formula="of:=[.H194]/[.I1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5]/255*100" office:value-type="float" office:value="76.4705882352941" calcext:value-type="float">
            <text:p>76,4705882352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5]-[.D195])/90" office:value-type="float" office:value="0" calcext:value-type="float">
            <text:p>0</text:p>
          </table:table-cell>
          <table:table-cell table:formula="of:=([.E195]-[.F195])" office:value-type="float" office:value="65" calcext:value-type="float">
            <text:p>65</text:p>
          </table:table-cell>
          <table:table-cell table:formula="of:=[.H195]/[.I1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6]/255*100" office:value-type="float" office:value="76.8627450980392" calcext:value-type="float">
            <text:p>76,86274509803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6]-[.D196])/90" office:value-type="float" office:value="0" calcext:value-type="float">
            <text:p>0</text:p>
          </table:table-cell>
          <table:table-cell table:formula="of:=([.E196]-[.F196])" office:value-type="float" office:value="65" calcext:value-type="float">
            <text:p>65</text:p>
          </table:table-cell>
          <table:table-cell table:formula="of:=[.H196]/[.I1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7]/255*100" office:value-type="float" office:value="77.2549019607843" calcext:value-type="float">
            <text:p>77,25490196078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7]-[.D197])/90" office:value-type="float" office:value="0" calcext:value-type="float">
            <text:p>0</text:p>
          </table:table-cell>
          <table:table-cell table:formula="of:=([.E197]-[.F197])" office:value-type="float" office:value="65" calcext:value-type="float">
            <text:p>65</text:p>
          </table:table-cell>
          <table:table-cell table:formula="of:=[.H197]/[.I1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198]/255*100" office:value-type="float" office:value="77.6470588235294" calcext:value-type="float">
            <text:p>77,64705882352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8]-[.D198])/90" office:value-type="float" office:value="0" calcext:value-type="float">
            <text:p>0</text:p>
          </table:table-cell>
          <table:table-cell table:formula="of:=([.E198]-[.F198])" office:value-type="float" office:value="65" calcext:value-type="float">
            <text:p>65</text:p>
          </table:table-cell>
          <table:table-cell table:formula="of:=[.H198]/[.I1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199]/255*100" office:value-type="float" office:value="78.0392156862745" calcext:value-type="float">
            <text:p>78,03921568627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9]-[.D199])/90" office:value-type="float" office:value="0" calcext:value-type="float">
            <text:p>0</text:p>
          </table:table-cell>
          <table:table-cell table:formula="of:=([.E199]-[.F199])" office:value-type="float" office:value="65" calcext:value-type="float">
            <text:p>65</text:p>
          </table:table-cell>
          <table:table-cell table:formula="of:=[.H199]/[.I1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0]/255*100" office:value-type="float" office:value="78.4313725490196" calcext:value-type="float">
            <text:p>78,43137254901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00]-[.D200])/90" office:value-type="float" office:value="0" calcext:value-type="float">
            <text:p>0</text:p>
          </table:table-cell>
          <table:table-cell table:formula="of:=([.E200]-[.F200])" office:value-type="float" office:value="65" calcext:value-type="float">
            <text:p>65</text:p>
          </table:table-cell>
          <table:table-cell table:formula="of:=[.H200]/[.I2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1]/255*100" office:value-type="float" office:value="78.8235294117647" calcext:value-type="float">
            <text:p>78,82352941176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1]-[.D201])/90" office:value-type="float" office:value="0" calcext:value-type="float">
            <text:p>0</text:p>
          </table:table-cell>
          <table:table-cell table:formula="of:=([.E201]-[.F201])" office:value-type="float" office:value="65" calcext:value-type="float">
            <text:p>65</text:p>
          </table:table-cell>
          <table:table-cell table:formula="of:=[.H201]/[.I2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2]/255*100" office:value-type="float" office:value="79.2156862745098" calcext:value-type="float">
            <text:p>79,2156862745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2]-[.D202])/90" office:value-type="float" office:value="0" calcext:value-type="float">
            <text:p>0</text:p>
          </table:table-cell>
          <table:table-cell table:formula="of:=([.E202]-[.F202])" office:value-type="float" office:value="65" calcext:value-type="float">
            <text:p>65</text:p>
          </table:table-cell>
          <table:table-cell table:formula="of:=[.H202]/[.I2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3]/255*100" office:value-type="float" office:value="79.6078431372549" calcext:value-type="float">
            <text:p>79,6078431372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3]-[.D203])/90" office:value-type="float" office:value="0" calcext:value-type="float">
            <text:p>0</text:p>
          </table:table-cell>
          <table:table-cell table:formula="of:=([.E203]-[.F203])" office:value-type="float" office:value="65" calcext:value-type="float">
            <text:p>65</text:p>
          </table:table-cell>
          <table:table-cell table:formula="of:=[.H203]/[.I2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4]/255*100"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4]-[.D204])/90" office:value-type="float" office:value="0" calcext:value-type="float">
            <text:p>0</text:p>
          </table:table-cell>
          <table:table-cell table:formula="of:=([.E204]-[.F204])" office:value-type="float" office:value="65" calcext:value-type="float">
            <text:p>65</text:p>
          </table:table-cell>
          <table:table-cell table:formula="of:=[.H204]/[.I2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5]/255*100" office:value-type="float" office:value="80.3921568627451" calcext:value-type="float">
            <text:p>80,39215686274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5]-[.D205])/90" office:value-type="float" office:value="0" calcext:value-type="float">
            <text:p>0</text:p>
          </table:table-cell>
          <table:table-cell table:formula="of:=([.E205]-[.F205])" office:value-type="float" office:value="65" calcext:value-type="float">
            <text:p>65</text:p>
          </table:table-cell>
          <table:table-cell table:formula="of:=[.H205]/[.I2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6]/255*100" office:value-type="float" office:value="80.7843137254902" calcext:value-type="float">
            <text:p>80,78431372549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6]-[.D206])/90" office:value-type="float" office:value="0" calcext:value-type="float">
            <text:p>0</text:p>
          </table:table-cell>
          <table:table-cell table:formula="of:=([.E206]-[.F206])" office:value-type="float" office:value="65" calcext:value-type="float">
            <text:p>65</text:p>
          </table:table-cell>
          <table:table-cell table:formula="of:=[.H206]/[.I2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7]/255*100" office:value-type="float" office:value="81.1764705882353" calcext:value-type="float">
            <text:p>81,17647058823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7]-[.D207])/90" office:value-type="float" office:value="0" calcext:value-type="float">
            <text:p>0</text:p>
          </table:table-cell>
          <table:table-cell table:formula="of:=([.E207]-[.F207])" office:value-type="float" office:value="65" calcext:value-type="float">
            <text:p>65</text:p>
          </table:table-cell>
          <table:table-cell table:formula="of:=[.H207]/[.I2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08]/255*100" office:value-type="float" office:value="81.5686274509804" calcext:value-type="float">
            <text:p>81,56862745098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8]-[.D208])/90" office:value-type="float" office:value="0" calcext:value-type="float">
            <text:p>0</text:p>
          </table:table-cell>
          <table:table-cell table:formula="of:=([.E208]-[.F208])" office:value-type="float" office:value="65" calcext:value-type="float">
            <text:p>65</text:p>
          </table:table-cell>
          <table:table-cell table:formula="of:=[.H208]/[.I2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09]/255*100" office:value-type="float" office:value="81.9607843137255" calcext:value-type="float">
            <text:p>81,9607843137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9]-[.D209])/90" office:value-type="float" office:value="0" calcext:value-type="float">
            <text:p>0</text:p>
          </table:table-cell>
          <table:table-cell table:formula="of:=([.E209]-[.F209])" office:value-type="float" office:value="65" calcext:value-type="float">
            <text:p>65</text:p>
          </table:table-cell>
          <table:table-cell table:formula="of:=[.H209]/[.I2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0]/255*100" office:value-type="float" office:value="82.3529411764706" calcext:value-type="float">
            <text:p>82,35294117647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10]-[.D210])/90" office:value-type="float" office:value="0" calcext:value-type="float">
            <text:p>0</text:p>
          </table:table-cell>
          <table:table-cell table:formula="of:=([.E210]-[.F210])" office:value-type="float" office:value="65" calcext:value-type="float">
            <text:p>65</text:p>
          </table:table-cell>
          <table:table-cell table:formula="of:=[.H210]/[.I2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1]/255*100" office:value-type="float" office:value="82.7450980392157" calcext:value-type="float">
            <text:p>82,74509803921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1]-[.D211])/90" office:value-type="float" office:value="0" calcext:value-type="float">
            <text:p>0</text:p>
          </table:table-cell>
          <table:table-cell table:formula="of:=([.E211]-[.F211])" office:value-type="float" office:value="65" calcext:value-type="float">
            <text:p>65</text:p>
          </table:table-cell>
          <table:table-cell table:formula="of:=[.H211]/[.I2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2]/255*100" office:value-type="float" office:value="83.1372549019608" calcext:value-type="float">
            <text:p>83,13725490196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2]-[.D212])/90" office:value-type="float" office:value="0" calcext:value-type="float">
            <text:p>0</text:p>
          </table:table-cell>
          <table:table-cell table:formula="of:=([.E212]-[.F212])" office:value-type="float" office:value="65" calcext:value-type="float">
            <text:p>65</text:p>
          </table:table-cell>
          <table:table-cell table:formula="of:=[.H212]/[.I2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3]/255*100" office:value-type="float" office:value="83.5294117647059" calcext:value-type="float">
            <text:p>83,52941176470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3]-[.D213])/90" office:value-type="float" office:value="0" calcext:value-type="float">
            <text:p>0</text:p>
          </table:table-cell>
          <table:table-cell table:formula="of:=([.E213]-[.F213])" office:value-type="float" office:value="65" calcext:value-type="float">
            <text:p>65</text:p>
          </table:table-cell>
          <table:table-cell table:formula="of:=[.H213]/[.I2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4]/255*100" office:value-type="float" office:value="83.921568627451" calcext:value-type="float">
            <text:p>83,9215686274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4]-[.D214])/90" office:value-type="float" office:value="0" calcext:value-type="float">
            <text:p>0</text:p>
          </table:table-cell>
          <table:table-cell table:formula="of:=([.E214]-[.F214])" office:value-type="float" office:value="65" calcext:value-type="float">
            <text:p>65</text:p>
          </table:table-cell>
          <table:table-cell table:formula="of:=[.H214]/[.I2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5]/255*100" office:value-type="float" office:value="84.3137254901961" calcext:value-type="float">
            <text:p>84,31372549019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5]-[.D215])/90" office:value-type="float" office:value="0" calcext:value-type="float">
            <text:p>0</text:p>
          </table:table-cell>
          <table:table-cell table:formula="of:=([.E215]-[.F215])" office:value-type="float" office:value="65" calcext:value-type="float">
            <text:p>65</text:p>
          </table:table-cell>
          <table:table-cell table:formula="of:=[.H215]/[.I2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6]/255*100" office:value-type="float" office:value="84.7058823529412" calcext:value-type="float">
            <text:p>84,70588235294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6]-[.D216])/90" office:value-type="float" office:value="0" calcext:value-type="float">
            <text:p>0</text:p>
          </table:table-cell>
          <table:table-cell table:formula="of:=([.E216]-[.F216])" office:value-type="float" office:value="65" calcext:value-type="float">
            <text:p>65</text:p>
          </table:table-cell>
          <table:table-cell table:formula="of:=[.H216]/[.I2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7]/255*100" office:value-type="float" office:value="85.0980392156863" calcext:value-type="float">
            <text:p>85,09803921568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7]-[.D217])/90" office:value-type="float" office:value="0" calcext:value-type="float">
            <text:p>0</text:p>
          </table:table-cell>
          <table:table-cell table:formula="of:=([.E217]-[.F217])" office:value-type="float" office:value="65" calcext:value-type="float">
            <text:p>65</text:p>
          </table:table-cell>
          <table:table-cell table:formula="of:=[.H217]/[.I2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18]/255*100" office:value-type="float" office:value="85.4901960784314" calcext:value-type="float">
            <text:p>85,49019607843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8]-[.D218])/90" office:value-type="float" office:value="0" calcext:value-type="float">
            <text:p>0</text:p>
          </table:table-cell>
          <table:table-cell table:formula="of:=([.E218]-[.F218])" office:value-type="float" office:value="65" calcext:value-type="float">
            <text:p>65</text:p>
          </table:table-cell>
          <table:table-cell table:formula="of:=[.H218]/[.I2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19]/255*100" office:value-type="float" office:value="85.8823529411765" calcext:value-type="float">
            <text:p>85,88235294117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9]-[.D219])/90" office:value-type="float" office:value="0" calcext:value-type="float">
            <text:p>0</text:p>
          </table:table-cell>
          <table:table-cell table:formula="of:=([.E219]-[.F219])" office:value-type="float" office:value="65" calcext:value-type="float">
            <text:p>65</text:p>
          </table:table-cell>
          <table:table-cell table:formula="of:=[.H219]/[.I2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0]/255*100" office:value-type="float" office:value="86.2745098039216" calcext:value-type="float">
            <text:p>86,27450980392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0]-[.D220])/90" office:value-type="float" office:value="0" calcext:value-type="float">
            <text:p>0</text:p>
          </table:table-cell>
          <table:table-cell table:formula="of:=([.E220]-[.F220])" office:value-type="float" office:value="65" calcext:value-type="float">
            <text:p>65</text:p>
          </table:table-cell>
          <table:table-cell table:formula="of:=[.H220]/[.I2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1]/255*100" office:value-type="float" office:value="86.6666666666667" calcext:value-type="float">
            <text:p>86,66666666666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1]-[.D221])/90" office:value-type="float" office:value="0" calcext:value-type="float">
            <text:p>0</text:p>
          </table:table-cell>
          <table:table-cell table:formula="of:=([.E221]-[.F221])" office:value-type="float" office:value="65" calcext:value-type="float">
            <text:p>65</text:p>
          </table:table-cell>
          <table:table-cell table:formula="of:=[.H221]/[.I2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2]/255*100" office:value-type="float" office:value="87.0588235294118" calcext:value-type="float">
            <text:p>87,0588235294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2]-[.D222])/90" office:value-type="float" office:value="0" calcext:value-type="float">
            <text:p>0</text:p>
          </table:table-cell>
          <table:table-cell table:formula="of:=([.E222]-[.F222])" office:value-type="float" office:value="65" calcext:value-type="float">
            <text:p>65</text:p>
          </table:table-cell>
          <table:table-cell table:formula="of:=[.H222]/[.I2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3]/255*100" office:value-type="float" office:value="87.4509803921569" calcext:value-type="float">
            <text:p>87,45098039215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3]-[.D223])/90" office:value-type="float" office:value="0" calcext:value-type="float">
            <text:p>0</text:p>
          </table:table-cell>
          <table:table-cell table:formula="of:=([.E223]-[.F223])" office:value-type="float" office:value="65" calcext:value-type="float">
            <text:p>65</text:p>
          </table:table-cell>
          <table:table-cell table:formula="of:=[.H223]/[.I2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4]/255*100" office:value-type="float" office:value="87.843137254902" calcext:value-type="float">
            <text:p>87,8431372549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4]-[.D224])/90" office:value-type="float" office:value="0" calcext:value-type="float">
            <text:p>0</text:p>
          </table:table-cell>
          <table:table-cell table:formula="of:=([.E224]-[.F224])" office:value-type="float" office:value="65" calcext:value-type="float">
            <text:p>65</text:p>
          </table:table-cell>
          <table:table-cell table:formula="of:=[.H224]/[.I2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5]/255*100" office:value-type="float" office:value="88.2352941176471" calcext:value-type="float">
            <text:p>88,23529411764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5]-[.D225])/90" office:value-type="float" office:value="0" calcext:value-type="float">
            <text:p>0</text:p>
          </table:table-cell>
          <table:table-cell table:formula="of:=([.E225]-[.F225])" office:value-type="float" office:value="65" calcext:value-type="float">
            <text:p>65</text:p>
          </table:table-cell>
          <table:table-cell table:formula="of:=[.H225]/[.I2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6]/255*100" office:value-type="float" office:value="88.6274509803922" calcext:value-type="float">
            <text:p>88,62745098039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6]-[.D226])/90" office:value-type="float" office:value="0" calcext:value-type="float">
            <text:p>0</text:p>
          </table:table-cell>
          <table:table-cell table:formula="of:=([.E226]-[.F226])" office:value-type="float" office:value="65" calcext:value-type="float">
            <text:p>65</text:p>
          </table:table-cell>
          <table:table-cell table:formula="of:=[.H226]/[.I2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7]/255*100" office:value-type="float" office:value="89.0196078431373" calcext:value-type="float">
            <text:p>89,01960784313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7]-[.D227])/90" office:value-type="float" office:value="0" calcext:value-type="float">
            <text:p>0</text:p>
          </table:table-cell>
          <table:table-cell table:formula="of:=([.E227]-[.F227])" office:value-type="float" office:value="65" calcext:value-type="float">
            <text:p>65</text:p>
          </table:table-cell>
          <table:table-cell table:formula="of:=[.H227]/[.I2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28]/255*100" office:value-type="float" office:value="89.4117647058824" calcext:value-type="float">
            <text:p>89,41176470588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8]-[.D228])/90" office:value-type="float" office:value="0" calcext:value-type="float">
            <text:p>0</text:p>
          </table:table-cell>
          <table:table-cell table:formula="of:=([.E228]-[.F228])" office:value-type="float" office:value="65" calcext:value-type="float">
            <text:p>65</text:p>
          </table:table-cell>
          <table:table-cell table:formula="of:=[.H228]/[.I2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29]/255*100" office:value-type="float" office:value="89.8039215686275" calcext:value-type="float">
            <text:p>89,80392156862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9]-[.D229])/90" office:value-type="float" office:value="0" calcext:value-type="float">
            <text:p>0</text:p>
          </table:table-cell>
          <table:table-cell table:formula="of:=([.E229]-[.F229])" office:value-type="float" office:value="65" calcext:value-type="float">
            <text:p>65</text:p>
          </table:table-cell>
          <table:table-cell table:formula="of:=[.H229]/[.I2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0]/255*100" office:value-type="float" office:value="90.1960784313726" calcext:value-type="float">
            <text:p>90,19607843137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30]-[.D230])/90" office:value-type="float" office:value="0" calcext:value-type="float">
            <text:p>0</text:p>
          </table:table-cell>
          <table:table-cell table:formula="of:=([.E230]-[.F230])" office:value-type="float" office:value="65" calcext:value-type="float">
            <text:p>65</text:p>
          </table:table-cell>
          <table:table-cell table:formula="of:=[.H230]/[.I2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1]/255*100" office:value-type="float" office:value="90.5882352941177" calcext:value-type="float">
            <text:p>90,58823529411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1]-[.D231])/90" office:value-type="float" office:value="0" calcext:value-type="float">
            <text:p>0</text:p>
          </table:table-cell>
          <table:table-cell table:formula="of:=([.E231]-[.F231])" office:value-type="float" office:value="65" calcext:value-type="float">
            <text:p>65</text:p>
          </table:table-cell>
          <table:table-cell table:formula="of:=[.H231]/[.I2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2]/255*100" office:value-type="float" office:value="90.9803921568628" calcext:value-type="float">
            <text:p>90,98039215686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2]-[.D232])/90" office:value-type="float" office:value="0" calcext:value-type="float">
            <text:p>0</text:p>
          </table:table-cell>
          <table:table-cell table:formula="of:=([.E232]-[.F232])" office:value-type="float" office:value="65" calcext:value-type="float">
            <text:p>65</text:p>
          </table:table-cell>
          <table:table-cell table:formula="of:=[.H232]/[.I2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3]/255*100" office:value-type="float" office:value="91.3725490196079" calcext:value-type="float">
            <text:p>91,37254901960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3]-[.D233])/90" office:value-type="float" office:value="0" calcext:value-type="float">
            <text:p>0</text:p>
          </table:table-cell>
          <table:table-cell table:formula="of:=([.E233]-[.F233])" office:value-type="float" office:value="65" calcext:value-type="float">
            <text:p>65</text:p>
          </table:table-cell>
          <table:table-cell table:formula="of:=[.H233]/[.I2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4]/255*100" office:value-type="float" office:value="91.7647058823529" calcext:value-type="float">
            <text:p>91,76470588235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4]-[.D234])/90" office:value-type="float" office:value="0" calcext:value-type="float">
            <text:p>0</text:p>
          </table:table-cell>
          <table:table-cell table:formula="of:=([.E234]-[.F234])" office:value-type="float" office:value="65" calcext:value-type="float">
            <text:p>65</text:p>
          </table:table-cell>
          <table:table-cell table:formula="of:=[.H234]/[.I2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5]/255*100" office:value-type="float" office:value="92.156862745098" calcext:value-type="float">
            <text:p>92,156862745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5]-[.D235])/90" office:value-type="float" office:value="0" calcext:value-type="float">
            <text:p>0</text:p>
          </table:table-cell>
          <table:table-cell table:formula="of:=([.E235]-[.F235])" office:value-type="float" office:value="65" calcext:value-type="float">
            <text:p>65</text:p>
          </table:table-cell>
          <table:table-cell table:formula="of:=[.H235]/[.I2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6]/255*100" office:value-type="float" office:value="92.5490196078431" calcext:value-type="float">
            <text:p>92,5490196078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6]-[.D236])/90" office:value-type="float" office:value="0" calcext:value-type="float">
            <text:p>0</text:p>
          </table:table-cell>
          <table:table-cell table:formula="of:=([.E236]-[.F236])" office:value-type="float" office:value="65" calcext:value-type="float">
            <text:p>65</text:p>
          </table:table-cell>
          <table:table-cell table:formula="of:=[.H236]/[.I2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7]/255*100" office:value-type="float" office:value="92.9411764705882" calcext:value-type="float">
            <text:p>92,94117647058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7]-[.D237])/90" office:value-type="float" office:value="0" calcext:value-type="float">
            <text:p>0</text:p>
          </table:table-cell>
          <table:table-cell table:formula="of:=([.E237]-[.F237])" office:value-type="float" office:value="65" calcext:value-type="float">
            <text:p>65</text:p>
          </table:table-cell>
          <table:table-cell table:formula="of:=[.H237]/[.I2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38]/255*100" office:value-type="float" office:value="93.3333333333333" calcext:value-type="float">
            <text:p>93,3333333333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8]-[.D238])/90" office:value-type="float" office:value="0" calcext:value-type="float">
            <text:p>0</text:p>
          </table:table-cell>
          <table:table-cell table:formula="of:=([.E238]-[.F238])" office:value-type="float" office:value="65" calcext:value-type="float">
            <text:p>65</text:p>
          </table:table-cell>
          <table:table-cell table:formula="of:=[.H238]/[.I2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39]/255*100" office:value-type="float" office:value="93.7254901960784" calcext:value-type="float">
            <text:p>93,72549019607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9]-[.D239])/90" office:value-type="float" office:value="0" calcext:value-type="float">
            <text:p>0</text:p>
          </table:table-cell>
          <table:table-cell table:formula="of:=([.E239]-[.F239])" office:value-type="float" office:value="65" calcext:value-type="float">
            <text:p>65</text:p>
          </table:table-cell>
          <table:table-cell table:formula="of:=[.H239]/[.I2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0]/255*100" office:value-type="float" office:value="94.1176470588235" calcext:value-type="float">
            <text:p>94,11764705882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40]-[.D240])/90" office:value-type="float" office:value="0" calcext:value-type="float">
            <text:p>0</text:p>
          </table:table-cell>
          <table:table-cell table:formula="of:=([.E240]-[.F240])" office:value-type="float" office:value="65" calcext:value-type="float">
            <text:p>65</text:p>
          </table:table-cell>
          <table:table-cell table:formula="of:=[.H240]/[.I2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1]/255*100" office:value-type="float" office:value="94.5098039215686" calcext:value-type="float">
            <text:p>94,50980392156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1]-[.D241])/90" office:value-type="float" office:value="0" calcext:value-type="float">
            <text:p>0</text:p>
          </table:table-cell>
          <table:table-cell table:formula="of:=([.E241]-[.F241])" office:value-type="float" office:value="65" calcext:value-type="float">
            <text:p>65</text:p>
          </table:table-cell>
          <table:table-cell table:formula="of:=[.H241]/[.I2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2]/255*100" office:value-type="float" office:value="94.9019607843137" calcext:value-type="float">
            <text:p>94,90196078431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2]-[.D242])/90" office:value-type="float" office:value="0" calcext:value-type="float">
            <text:p>0</text:p>
          </table:table-cell>
          <table:table-cell table:formula="of:=([.E242]-[.F242])" office:value-type="float" office:value="65" calcext:value-type="float">
            <text:p>65</text:p>
          </table:table-cell>
          <table:table-cell table:formula="of:=[.H242]/[.I2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3]/255*100" office:value-type="float" office:value="95.2941176470588" calcext:value-type="float">
            <text:p>95,29411764705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3]-[.D243])/90" office:value-type="float" office:value="0" calcext:value-type="float">
            <text:p>0</text:p>
          </table:table-cell>
          <table:table-cell table:formula="of:=([.E243]-[.F243])" office:value-type="float" office:value="65" calcext:value-type="float">
            <text:p>65</text:p>
          </table:table-cell>
          <table:table-cell table:formula="of:=[.H243]/[.I2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4]/255*100" office:value-type="float" office:value="95.6862745098039" calcext:value-type="float">
            <text:p>95,68627450980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4]-[.D244])/90" office:value-type="float" office:value="0" calcext:value-type="float">
            <text:p>0</text:p>
          </table:table-cell>
          <table:table-cell table:formula="of:=([.E244]-[.F244])" office:value-type="float" office:value="65" calcext:value-type="float">
            <text:p>65</text:p>
          </table:table-cell>
          <table:table-cell table:formula="of:=[.H244]/[.I2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5]/255*100" office:value-type="float" office:value="96.078431372549" calcext:value-type="float">
            <text:p>96,078431372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5]-[.D245])/90" office:value-type="float" office:value="0" calcext:value-type="float">
            <text:p>0</text:p>
          </table:table-cell>
          <table:table-cell table:formula="of:=([.E245]-[.F245])" office:value-type="float" office:value="65" calcext:value-type="float">
            <text:p>65</text:p>
          </table:table-cell>
          <table:table-cell table:formula="of:=[.H245]/[.I2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6]/255*100" office:value-type="float" office:value="96.4705882352941" calcext:value-type="float">
            <text:p>96,4705882352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6]-[.D246])/90" office:value-type="float" office:value="0" calcext:value-type="float">
            <text:p>0</text:p>
          </table:table-cell>
          <table:table-cell table:formula="of:=([.E246]-[.F246])" office:value-type="float" office:value="65" calcext:value-type="float">
            <text:p>65</text:p>
          </table:table-cell>
          <table:table-cell table:formula="of:=[.H246]/[.I2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7]/255*100" office:value-type="float" office:value="96.8627450980392" calcext:value-type="float">
            <text:p>96,86274509803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7]-[.D247])/90" office:value-type="float" office:value="0" calcext:value-type="float">
            <text:p>0</text:p>
          </table:table-cell>
          <table:table-cell table:formula="of:=([.E247]-[.F247])" office:value-type="float" office:value="65" calcext:value-type="float">
            <text:p>65</text:p>
          </table:table-cell>
          <table:table-cell table:formula="of:=[.H247]/[.I2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48]/255*100" office:value-type="float" office:value="97.2549019607843" calcext:value-type="float">
            <text:p>97,25490196078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8]-[.D248])/90" office:value-type="float" office:value="0" calcext:value-type="float">
            <text:p>0</text:p>
          </table:table-cell>
          <table:table-cell table:formula="of:=([.E248]-[.F248])" office:value-type="float" office:value="65" calcext:value-type="float">
            <text:p>65</text:p>
          </table:table-cell>
          <table:table-cell table:formula="of:=[.H248]/[.I2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49]/255*100" office:value-type="float" office:value="97.6470588235294" calcext:value-type="float">
            <text:p>97,64705882352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9]-[.D249])/90" office:value-type="float" office:value="0" calcext:value-type="float">
            <text:p>0</text:p>
          </table:table-cell>
          <table:table-cell table:formula="of:=([.E249]-[.F249])" office:value-type="float" office:value="65" calcext:value-type="float">
            <text:p>65</text:p>
          </table:table-cell>
          <table:table-cell table:formula="of:=[.H249]/[.I2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0]/255*100" office:value-type="float" office:value="98.0392156862745" calcext:value-type="float">
            <text:p>98,03921568627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50]-[.D250])/90" office:value-type="float" office:value="0" calcext:value-type="float">
            <text:p>0</text:p>
          </table:table-cell>
          <table:table-cell table:formula="of:=([.E250]-[.F250])" office:value-type="float" office:value="65" calcext:value-type="float">
            <text:p>65</text:p>
          </table:table-cell>
          <table:table-cell table:formula="of:=[.H250]/[.I25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1]/255*100" office:value-type="float" office:value="98.4313725490196" calcext:value-type="float">
            <text:p>98,43137254901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51]-[.D251])/90" office:value-type="float" office:value="0" calcext:value-type="float">
            <text:p>0</text:p>
          </table:table-cell>
          <table:table-cell table:formula="of:=([.E251]-[.F251])" office:value-type="float" office:value="65" calcext:value-type="float">
            <text:p>65</text:p>
          </table:table-cell>
          <table:table-cell table:formula="of:=[.H251]/[.I2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2]/255*100" office:value-type="float" office:value="98.8235294117647" calcext:value-type="float">
            <text:p>98,82352941176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52]-[.D252])/90" office:value-type="float" office:value="0" calcext:value-type="float">
            <text:p>0</text:p>
          </table:table-cell>
          <table:table-cell table:formula="of:=([.E252]-[.F252])" office:value-type="float" office:value="65" calcext:value-type="float">
            <text:p>65</text:p>
          </table:table-cell>
          <table:table-cell table:formula="of:=[.H252]/[.I2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3]/255*100" office:value-type="float" office:value="99.2156862745098" calcext:value-type="float">
            <text:p>99,2156862745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53]-[.D253])/90" office:value-type="float" office:value="0" calcext:value-type="float">
            <text:p>0</text:p>
          </table:table-cell>
          <table:table-cell table:formula="of:=([.E253]-[.F253])" office:value-type="float" office:value="65" calcext:value-type="float">
            <text:p>65</text:p>
          </table:table-cell>
          <table:table-cell table:formula="of:=[.H253]/[.I2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4]/255*100" office:value-type="float" office:value="99.6078431372549" calcext:value-type="float">
            <text:p>99,6078431372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54]-[.D254])/90" office:value-type="float" office:value="0" calcext:value-type="float">
            <text:p>0</text:p>
          </table:table-cell>
          <table:table-cell table:formula="of:=([.E254]-[.F254])" office:value-type="float" office:value="65" calcext:value-type="float">
            <text:p>65</text:p>
          </table:table-cell>
          <table:table-cell table:formula="of:=[.H254]/[.I2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5]/255*100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55]-[.D255])/90" office:value-type="float" office:value="0" calcext:value-type="float">
            <text:p>0</text:p>
          </table:table-cell>
          <table:table-cell table:formula="of:=([.E255]-[.F255])" office:value-type="float" office:value="65" calcext:value-type="float">
            <text:p>65</text:p>
          </table:table-cell>
          <table:table-cell table:formula="of:=[.H255]/[.I255]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30T12:55:09.654285714</meta:creation-date>
    <dc:date>2025-04-30T21:17:05.861328178</dc:date>
    <meta:editing-duration>PT27M37S</meta:editing-duration>
    <meta:editing-cycles>14</meta:editing-cycles>
    <meta:generator>LibreOffice/25.2.3.1$Linux_X86_64 LibreOffice_project/520$Build-1</meta:generator>
    <meta:document-statistic meta:table-count="1" meta:cell-count="1908" meta:object-count="0"/>
  </office:meta>
</office:document-meta>
</file>